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ushGreenLTTitel" style:master-page-name="MP0" style:family="paragraph">
      <style:paragraph-properties fo:break-before="page"/>
      <style:text-properties style:font-name="Times New Roman" style:font-name-complex="Times New Roman" fo:font-weight="bold" style:font-weight-asian="bold" fo:color="#00000A" fo:font-size="22pt" style:font-size-asian="22pt" style:font-size-complex="22pt"/>
    </style:style>
    <style:style style:name="P2" style:parent-style-name="Standard" style:family="paragraph">
      <style:paragraph-properties fo:line-height="150%"/>
    </style:style>
    <style:style style:name="P3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line-height="150%"/>
    </style:style>
    <style:style style:name="T11" style:parent-style-name="Silné" style:family="text">
      <style:text-properties style:font-name="Times New Roman" fo:font-weight="normal" style:font-weight-asian="normal"/>
    </style:style>
    <style:style style:name="T12" style:parent-style-name="Silné" style:family="text">
      <style:text-properties style:font-name="Times New Roman" fo:font-weight="normal" style:font-weight-asian="normal"/>
    </style:style>
    <style:style style:name="T13" style:parent-style-name="Silné" style:family="text">
      <style:text-properties style:font-name="Times New Roman" fo:font-weight="normal" style:font-weight-asian="normal"/>
    </style:style>
    <style:style style:name="T14" style:parent-style-name="Silné" style:family="text">
      <style:text-properties style:font-name="Times New Roman" fo:font-weight="normal" style:font-weight-asian="normal"/>
    </style:style>
    <style:style style:name="T15" style:parent-style-name="Silné" style:family="text">
      <style:text-properties style:font-name="Times New Roman" fo:font-weight="normal" style:font-weight-asian="normal"/>
    </style:style>
    <style:style style:name="T16" style:parent-style-name="Silné" style:family="text">
      <style:text-properties style:font-name="Times New Roman" fo:font-weight="normal" style:font-weight-asian="normal"/>
    </style:style>
    <style:style style:name="P17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line-height="150%"/>
    </style:style>
    <style:style style:name="P20" style:parent-style-name="Standard" style:family="paragraph">
      <style:paragraph-properties fo:line-height="150%"/>
    </style:style>
    <style:style style:name="P21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line-height="150%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line-height="150%"/>
    </style:style>
    <style:style style:name="P2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30" style:parent-style-name="Standard" style:family="paragraph">
      <style:paragraph-properties fo:text-indent="0.4916in"/>
      <style:text-properties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text-indent="0.4916in"/>
      <style:text-properties fo:font-weight="bold" style:font-weight-asian="bold" fo:font-size="14pt" style:font-size-asian="14pt" style:font-size-complex="14pt"/>
    </style:style>
    <style:style style:name="P32" style:parent-style-name="Standard" style:family="paragraph">
      <style:paragraph-properties fo:text-indent="0.4916in"/>
      <style:text-properties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fo:text-indent="0.4916in"/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fo:font-size="14pt" style:font-size-asian="14pt" style:font-size-complex="14pt"/>
    </style:style>
    <style:style style:name="P35" style:parent-style-name="Standard" style:list-style-name="WWNum14" style:family="paragraph">
      <style:paragraph-properties fo:line-height="150%" fo:margin-left="0.7875in">
        <style:tab-stops/>
      </style:paragraph-properties>
    </style:style>
    <style:style style:name="P36" style:parent-style-name="Standard" style:list-style-name="WWNum14" style:family="paragraph">
      <style:paragraph-properties fo:margin-left="0.7875in">
        <style:tab-stops/>
      </style:paragraph-properties>
    </style:style>
    <style:style style:name="P37" style:parent-style-name="Standard" style:list-style-name="WWNum14" style:family="paragraph">
      <style:paragraph-properties fo:margin-left="0.7875in">
        <style:tab-stops/>
      </style:paragraph-properties>
    </style:style>
    <style:style style:name="P38" style:parent-style-name="Standard" style:list-style-name="WWNum14" style:family="paragraph">
      <style:paragraph-properties fo:margin-left="0.7875in">
        <style:tab-stops/>
      </style:paragraph-properties>
    </style:style>
    <style:style style:name="P3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paragraph-properties fo:line-height="150%" fo:margin-left="0.4916in">
        <style:tab-stops/>
      </style:paragraph-properties>
    </style:style>
    <style:style style:name="TableColumn43" style:family="table-column">
      <style:table-column-properties style:column-width="0.0562in" style:use-optimal-column-width="false"/>
    </style:style>
    <style:style style:name="TableColumn44" style:family="table-column">
      <style:table-column-properties style:column-width="0.0562in" style:use-optimal-column-width="false"/>
    </style:style>
    <style:style style:name="Table42" style:family="table">
      <style:table-properties style:width="0.1125in" fo:margin-left="0.4895in" table:align="left"/>
    </style:style>
    <style:style style:name="TableRow45" style:family="table-row">
      <style:table-row-properties style:row-height="0.0159in" style:use-optimal-row-height="false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Standard" style:family="paragraph">
      <style:text-properties style:font-name-asian="Times New Roman" style:language-asian="cs" style:country-asian="CZ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text-properties style:font-name-asian="Times New Roman" style:language-asian="cs" style:country-asian="CZ"/>
    </style:style>
    <style:style style:name="P50" style:parent-style-name="Standard" style:family="paragraph">
      <style:paragraph-properties fo:line-height="150%"/>
    </style:style>
    <style:style style:name="P51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line-height="150%"/>
      <style:text-properties fo:font-weight="bold" style:font-weight-asian="bold"/>
    </style:style>
    <style:style style:name="P53" style:parent-style-name="Odstavecseseznamem" style:list-style-name="WWNum16" style:family="paragraph">
      <style:paragraph-properties fo:line-height="150%"/>
    </style:style>
    <style:style style:name="P54" style:parent-style-name="Odstavecseseznamem" style:list-style-name="WWNum16" style:family="paragraph">
      <style:paragraph-properties fo:line-height="150%"/>
    </style:style>
    <style:style style:name="P55" style:parent-style-name="Odstavecseseznamem" style:list-style-name="WWNum16" style:family="paragraph">
      <style:paragraph-properties fo:line-height="150%"/>
    </style:style>
    <style:style style:name="P56" style:parent-style-name="Odstavecseseznamem" style:list-style-name="WWNum16" style:family="paragraph">
      <style:paragraph-properties fo:line-height="150%"/>
    </style:style>
    <style:style style:name="P57" style:parent-style-name="Standard" style:family="paragraph">
      <style:paragraph-properties fo:line-height="150%"/>
      <style:text-properties fo:font-weight="bold" style:font-weight-asian="bold"/>
    </style:style>
    <style:style style:name="P58" style:parent-style-name="Odstavecseseznamem" style:list-style-name="WWNum17" style:family="paragraph">
      <style:paragraph-properties fo:line-height="150%"/>
    </style:style>
    <style:style style:name="P59" style:parent-style-name="Odstavecseseznamem" style:list-style-name="WWNum17" style:family="paragraph">
      <style:paragraph-properties fo:line-height="150%"/>
    </style:style>
    <style:style style:name="P60" style:parent-style-name="Odstavecseseznamem" style:list-style-name="WWNum17" style:family="paragraph">
      <style:paragraph-properties fo:line-height="150%"/>
    </style:style>
    <style:style style:name="P61" style:parent-style-name="Standard" style:family="paragraph">
      <style:paragraph-properties fo:line-height="150%"/>
      <style:text-properties fo:font-weight="bold" style:font-weight-asian="bold"/>
    </style:style>
    <style:style style:name="P62" style:parent-style-name="Odstavecseseznamem" style:list-style-name="WWNum20" style:family="paragraph">
      <style:paragraph-properties fo:line-height="150%"/>
    </style:style>
    <style:style style:name="P63" style:parent-style-name="Odstavecseseznamem" style:list-style-name="WWNum20" style:family="paragraph">
      <style:paragraph-properties fo:line-height="150%"/>
    </style:style>
    <style:style style:name="P64" style:parent-style-name="Odstavecseseznamem" style:list-style-name="WWNum18" style:family="paragraph">
      <style:paragraph-properties fo:line-height="150%"/>
    </style:style>
    <style:style style:name="P65" style:parent-style-name="Standard" style:family="paragraph">
      <style:paragraph-properties fo:line-height="150%"/>
      <style:text-properties fo:font-weight="bold" style:font-weight-asian="bold"/>
    </style:style>
    <style:style style:name="P66" style:parent-style-name="Odstavecseseznamem" style:list-style-name="WWNum18" style:family="paragraph">
      <style:paragraph-properties fo:line-height="150%"/>
    </style:style>
    <style:style style:name="T67" style:parent-style-name="Standardnípísmoodstavce" style:family="text">
      <style:text-properties style:font-size-complex="14pt"/>
    </style:style>
    <style:style style:name="P68" style:parent-style-name="Standard" style:family="paragraph">
      <style:paragraph-properties fo:line-height="150%"/>
      <style:text-properties style:font-size-complex="14pt"/>
    </style:style>
    <style:style style:name="P6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line-height="150%"/>
    </style:style>
    <style:style style:name="P71" style:parent-style-name="Standard" style:family="paragraph">
      <style:paragraph-properties fo:line-height="150%"/>
    </style:style>
    <style:style style:name="P72" style:parent-style-name="Standard" style:family="paragraph">
      <style:paragraph-properties fo:line-height="150%"/>
    </style:style>
    <style:style style:name="P73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75" style:parent-style-name="Odstavecseseznamem" style:list-style-name="WWNum5" style:family="paragraph">
      <style:paragraph-properties fo:line-height="150%"/>
      <style:text-properties fo:font-weight="bold" style:font-weight-asian="bold" fo:font-size="14pt" style:font-size-asian="14pt"/>
    </style:style>
    <style:style style:name="P76" style:parent-style-name="Odstavecseseznamem" style:list-style-name="WWNum11" style:family="paragraph">
      <style:paragraph-properties fo:line-height="150%"/>
      <style:text-properties fo:font-weight="bold" style:font-weight-asian="bold" style:font-size-complex="14pt"/>
    </style:style>
    <style:style style:name="P77" style:parent-style-name="Odstavecseseznamem" style:family="paragraph">
      <style:paragraph-properties fo:line-height="150%"/>
    </style:style>
    <style:style style:name="TableColumn79" style:family="table-column">
      <style:table-column-properties style:column-width="1.6951in" style:use-optimal-column-width="false"/>
    </style:style>
    <style:style style:name="TableColumn80" style:family="table-column">
      <style:table-column-properties style:column-width="4.0125in" style:use-optimal-column-width="false"/>
    </style:style>
    <style:style style:name="Table78" style:family="table">
      <style:table-properties style:width="5.7076in" fo:margin-left="0.6638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A" style:writing-mode="lr-tb" fo:padding-top="0in" fo:padding-left="0.0784in" fo:padding-bottom="0in" fo:padding-right="0.075in"/>
    </style:style>
    <style:style style:name="P8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84" style:family="table-cell">
      <style:table-cell-properties fo:border="0.0069in solid #00000A" style:writing-mode="lr-tb" fo:padding-top="0in" fo:padding-left="0.0784in" fo:padding-bottom="0in" fo:padding-right="0.075in"/>
    </style:style>
    <style:style style:name="P85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A" style:writing-mode="lr-tb" fo:padding-top="0in" fo:padding-left="0.0784in" fo:padding-bottom="0in" fo:padding-right="0.075in"/>
    </style:style>
    <style:style style:name="P88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89" style:family="table-cell">
      <style:table-cell-properties fo:border="0.0069in solid #00000A" style:writing-mode="lr-tb" fo:padding-top="0in" fo:padding-left="0.0784in" fo:padding-bottom="0in" fo:padding-right="0.075in"/>
    </style:style>
    <style:style style:name="P90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A" style:writing-mode="lr-tb" fo:padding-top="0in" fo:padding-left="0.0784in" fo:padding-bottom="0in" fo:padding-right="0.075in"/>
    </style:style>
    <style:style style:name="P9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94" style:family="table-cell">
      <style:table-cell-properties fo:border="0.0069in solid #00000A" style:writing-mode="lr-tb" fo:padding-top="0in" fo:padding-left="0.0784in" fo:padding-bottom="0in" fo:padding-right="0.075in"/>
    </style:style>
    <style:style style:name="P95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Odstavecseseznamem" style:family="paragraph">
      <style:paragraph-properties fo:line-height="150%" fo:margin-left="0in">
        <style:tab-stops/>
      </style:paragraph-properties>
    </style:style>
    <style:style style:name="T99" style:parent-style-name="Standardnípísmoodstavce" style:family="text">
      <style:text-properties fo:font-weight="bold" style:font-weight-asian="bold"/>
    </style:style>
    <style:style style:name="TableCell100" style:family="table-cell">
      <style:table-cell-properties fo:border="0.0069in solid #00000A" style:writing-mode="lr-tb" fo:padding-top="0in" fo:padding-left="0.0784in" fo:padding-bottom="0in" fo:padding-right="0.075in"/>
    </style:style>
    <style:style style:name="P10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10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03" style:parent-style-name="Standard" style:family="paragraph">
      <style:paragraph-properties fo:line-height="150%"/>
      <style:text-properties fo:font-weight="bold" style:font-weight-asian="bold"/>
    </style:style>
    <style:style style:name="P104" style:parent-style-name="Standard" style:family="paragraph">
      <style:paragraph-properties fo:line-height="150%"/>
    </style:style>
    <style:style style:name="P105" style:parent-style-name="Standard" style:family="paragraph">
      <style:paragraph-properties fo:line-height="150%"/>
    </style:style>
    <style:style style:name="T106" style:parent-style-name="Standardnípísmoodstavce" style:family="text">
      <style:text-properties style:text-position="super 66.6%"/>
    </style:style>
    <style:style style:name="P107" style:parent-style-name="Standard" style:family="paragraph">
      <style:paragraph-properties fo:line-height="150%"/>
    </style:style>
    <style:style style:name="P108" style:parent-style-name="Standard" style:family="paragraph">
      <style:paragraph-properties fo:line-height="150%"/>
    </style:style>
    <style:style style:name="P109" style:parent-style-name="Standard" style:family="paragraph">
      <style:paragraph-properties fo:line-height="150%"/>
    </style:style>
    <style:style style:name="P110" style:parent-style-name="Standard" style:family="paragraph">
      <style:paragraph-properties fo:line-height="150%"/>
    </style:style>
    <style:style style:name="P111" style:parent-style-name="Standard" style:family="paragraph">
      <style:paragraph-properties fo:line-height="150%"/>
    </style:style>
    <style:style style:name="P112" style:parent-style-name="Standard" style:family="paragraph">
      <style:paragraph-properties fo:line-height="150%"/>
      <style:text-properties fo:font-weight="bold" style:font-weight-asian="bold"/>
    </style:style>
    <style:style style:name="P113" style:parent-style-name="Standard" style:family="paragraph">
      <style:paragraph-properties fo:line-height="150%"/>
    </style:style>
    <style:style style:name="P114" style:parent-style-name="Standard" style:family="paragraph">
      <style:paragraph-properties fo:line-height="150%"/>
    </style:style>
    <style:style style:name="P115" style:parent-style-name="Standard" style:family="paragraph">
      <style:paragraph-properties fo:line-height="150%"/>
    </style:style>
    <style:style style:name="P116" style:parent-style-name="Standard" style:family="paragraph">
      <style:paragraph-properties fo:line-height="150%"/>
    </style:style>
    <style:style style:name="P117" style:parent-style-name="Standard" style:family="paragraph">
      <style:paragraph-properties fo:line-height="150%"/>
    </style:style>
    <style:style style:name="P118" style:parent-style-name="Standard" style:family="paragraph">
      <style:paragraph-properties fo:line-height="150%"/>
    </style:style>
    <style:style style:name="P119" style:parent-style-name="Standard" style:family="paragraph">
      <style:paragraph-properties fo:line-height="150%"/>
    </style:style>
    <style:style style:name="P120" style:parent-style-name="Standard" style:family="paragraph">
      <style:paragraph-properties fo:line-height="150%"/>
    </style:style>
    <style:style style:name="P121" style:parent-style-name="Standard" style:family="paragraph">
      <style:paragraph-properties fo:line-height="150%"/>
      <style:text-properties fo:font-weight="bold" style:font-weight-asian="bold"/>
    </style:style>
    <style:style style:name="P122" style:parent-style-name="Standard" style:family="paragraph">
      <style:paragraph-properties fo:line-height="150%"/>
      <style:text-properties fo:font-weight="bold" style:font-weight-asian="bold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/>
      <style:text-properties fo:font-weight="bold" style:font-weight-asian="bold"/>
    </style:style>
    <style:style style:name="P127" style:parent-style-name="Standard" style:family="paragraph">
      <style:paragraph-properties fo:line-height="150%"/>
    </style:style>
    <style:style style:name="P128" style:parent-style-name="Standard" style:family="paragraph">
      <style:paragraph-properties fo:line-height="150%"/>
    </style:style>
    <style:style style:name="P129" style:parent-style-name="Standard" style:family="paragraph">
      <style:paragraph-properties fo:line-height="150%"/>
    </style:style>
    <style:style style:name="P130" style:parent-style-name="Standard" style:family="paragraph">
      <style:paragraph-properties fo:line-height="150%"/>
    </style:style>
    <style:style style:name="P131" style:parent-style-name="Standard" style:family="paragraph">
      <style:paragraph-properties fo:line-height="150%"/>
    </style:style>
    <style:style style:name="P132" style:parent-style-name="Standard" style:family="paragraph">
      <style:paragraph-properties fo:line-height="150%"/>
    </style:style>
    <style:style style:name="P133" style:parent-style-name="Standard" style:family="paragraph">
      <style:paragraph-properties fo:line-height="150%"/>
    </style:style>
    <style:style style:name="P134" style:parent-style-name="Standard" style:family="paragraph">
      <style:paragraph-properties fo:line-height="150%"/>
      <style:text-properties fo:font-weight="bold" style:font-weight-asian="bold"/>
    </style:style>
    <style:style style:name="P135" style:parent-style-name="Standard" style:family="paragraph">
      <style:paragraph-properties fo:line-height="150%"/>
      <style:text-properties fo:font-weight="bold" style:font-weight-asian="bold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50%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/>
      <style:text-properties fo:font-weight="bold" style:font-weight-asian="bold"/>
    </style:style>
    <style:style style:name="P141" style:parent-style-name="Standard" style:family="paragraph">
      <style:paragraph-properties fo:line-height="150%"/>
    </style:style>
    <style:style style:name="P142" style:parent-style-name="Standard" style:family="paragraph">
      <style:paragraph-properties fo:line-height="150%"/>
    </style:style>
    <style:style style:name="P143" style:parent-style-name="Standard" style:family="paragraph">
      <style:paragraph-properties fo:line-height="150%"/>
    </style:style>
    <style:style style:name="P144" style:parent-style-name="Standard" style:family="paragraph">
      <style:paragraph-properties fo:line-height="150%"/>
    </style:style>
    <style:style style:name="P145" style:parent-style-name="Standard" style:family="paragraph">
      <style:paragraph-properties fo:line-height="150%"/>
    </style:style>
    <style:style style:name="P146" style:parent-style-name="Standard" style:family="paragraph">
      <style:paragraph-properties fo:line-height="150%"/>
    </style:style>
    <style:style style:name="P147" style:parent-style-name="Standard" style:family="paragraph">
      <style:paragraph-properties fo:line-height="150%"/>
    </style:style>
    <style:style style:name="P148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49" style:parent-style-name="Odstavecseseznamem" style:list-style-name="WWNum12" style:family="paragraph">
      <style:paragraph-properties fo:line-height="150%"/>
      <style:text-properties fo:font-weight="bold" style:font-weight-asian="bold"/>
    </style:style>
    <style:style style:name="P150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151" style:parent-style-name="Odstavecseseznamem" style:family="paragraph">
      <style:paragraph-properties fo:line-height="150%" fo:margin-left="0.7423in">
        <style:tab-stops/>
      </style:paragraph-properties>
    </style:style>
    <style:style style:name="P152" style:parent-style-name="Odstavecseseznamem" style:family="paragraph">
      <style:paragraph-properties fo:line-height="150%" fo:margin-left="0.7423in">
        <style:tab-stops/>
      </style:paragraph-properties>
    </style:style>
    <style:style style:name="T153" style:parent-style-name="Standardnípísmoodstavce" style:family="text">
      <style:text-properties fo:font-style="italic" style:font-style-asian="italic"/>
    </style:style>
    <style:style style:name="TableColumn155" style:family="table-column">
      <style:table-column-properties style:column-width="1.6951in" style:use-optimal-column-width="false"/>
    </style:style>
    <style:style style:name="TableColumn156" style:family="table-column">
      <style:table-column-properties style:column-width="4.0125in" style:use-optimal-column-width="false"/>
    </style:style>
    <style:style style:name="Table154" style:family="table">
      <style:table-properties style:width="5.7076in" fo:margin-left="0.6638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A" style:writing-mode="lr-tb" fo:padding-top="0in" fo:padding-left="0.0784in" fo:padding-bottom="0in" fo:padding-right="0.075in"/>
    </style:style>
    <style:style style:name="P15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60" style:family="table-cell">
      <style:table-cell-properties fo:border="0.0069in solid #00000A" style:writing-mode="lr-tb" fo:padding-top="0in" fo:padding-left="0.0784in" fo:padding-bottom="0in" fo:padding-right="0.075in"/>
    </style:style>
    <style:style style:name="P16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A" style:writing-mode="lr-tb" fo:padding-top="0in" fo:padding-left="0.0784in" fo:padding-bottom="0in" fo:padding-right="0.075in"/>
    </style:style>
    <style:style style:name="P16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70" style:family="table-cell">
      <style:table-cell-properties fo:border="0.0069in solid #00000A" style:writing-mode="lr-tb" fo:padding-top="0in" fo:padding-left="0.0784in" fo:padding-bottom="0in" fo:padding-right="0.075in"/>
    </style:style>
    <style:style style:name="P17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A" style:writing-mode="lr-tb" fo:padding-top="0in" fo:padding-left="0.0784in" fo:padding-bottom="0in" fo:padding-right="0.075in"/>
    </style:style>
    <style:style style:name="P174" style:parent-style-name="Odstavecseseznamem" style:family="paragraph">
      <style:paragraph-properties fo:line-height="150%" fo:margin-left="0in">
        <style:tab-stops/>
      </style:paragraph-properties>
    </style:style>
    <style:style style:name="T175" style:parent-style-name="Standardnípísmoodstavce" style:family="text">
      <style:text-properties fo:font-weight="bold" style:font-weight-asian="bold"/>
    </style:style>
    <style:style style:name="TableCell176" style:family="table-cell">
      <style:table-cell-properties fo:border="0.0069in solid #00000A" style:writing-mode="lr-tb" fo:padding-top="0in" fo:padding-left="0.0784in" fo:padding-bottom="0in" fo:padding-right="0.075in"/>
    </style:style>
    <style:style style:name="P177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A" style:writing-mode="lr-tb" fo:padding-top="0in" fo:padding-left="0.0784in" fo:padding-bottom="0in" fo:padding-right="0.075in"/>
    </style:style>
    <style:style style:name="P180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81" style:family="table-cell">
      <style:table-cell-properties fo:border="0.0069in solid #00000A" style:writing-mode="lr-tb" fo:padding-top="0in" fo:padding-left="0.0784in" fo:padding-bottom="0in" fo:padding-right="0.075in"/>
    </style:style>
    <style:style style:name="P182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183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84" style:parent-style-name="Odstavecseseznamem" style:list-style-name="WWNum5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185" style:parent-style-name="Odstavecseseznamem" style:list-style-name="WWNum9" style:family="paragraph">
      <style:paragraph-properties fo:line-height="150%"/>
      <style:text-properties fo:font-weight="bold" style:font-weight-asian="bold"/>
    </style:style>
    <style:style style:name="P186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187" style:parent-style-name="Odstavecseseznamem" style:family="paragraph">
      <style:paragraph-properties fo:line-height="150%" fo:margin-left="0.7423in">
        <style:tab-stops/>
      </style:paragraph-properties>
    </style:style>
    <style:style style:name="TableColumn189" style:family="table-column">
      <style:table-column-properties style:column-width="1.6951in" style:use-optimal-column-width="false"/>
    </style:style>
    <style:style style:name="TableColumn190" style:family="table-column">
      <style:table-column-properties style:column-width="4.4819in" style:use-optimal-column-width="false"/>
    </style:style>
    <style:style style:name="Table188" style:family="table">
      <style:table-properties style:width="6.177in" fo:margin-left="0.6638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95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84in" fo:padding-bottom="0in" fo:padding-right="0.075in"/>
    </style:style>
    <style:style style:name="P198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99" style:family="table-cell">
      <style:table-cell-properties fo:border="0.0069in solid #00000A" style:writing-mode="lr-tb" fo:padding-top="0in" fo:padding-left="0.0784in" fo:padding-bottom="0in" fo:padding-right="0.075in"/>
    </style:style>
    <style:style style:name="P200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84in" fo:padding-bottom="0in" fo:padding-right="0.075in"/>
    </style:style>
    <style:style style:name="P20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204" style:family="table-cell">
      <style:table-cell-properties fo:border="0.0069in solid #00000A" style:writing-mode="lr-tb" fo:padding-top="0in" fo:padding-left="0.0784in" fo:padding-bottom="0in" fo:padding-right="0.075in"/>
    </style:style>
    <style:style style:name="P205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A" style:writing-mode="lr-tb" fo:padding-top="0in" fo:padding-left="0.0784in" fo:padding-bottom="0in" fo:padding-right="0.075in"/>
    </style:style>
    <style:style style:name="P208" style:parent-style-name="Odstavecseseznamem" style:family="paragraph">
      <style:paragraph-properties fo:line-height="150%" fo:margin-left="0in">
        <style:tab-stops/>
      </style:paragraph-properties>
    </style:style>
    <style:style style:name="T209" style:parent-style-name="Standardnípísmoodstavce" style:family="text">
      <style:text-properties fo:font-weight="bold" style:font-weight-asian="bold"/>
    </style:style>
    <style:style style:name="TableCell210" style:family="table-cell">
      <style:table-cell-properties fo:border="0.0069in solid #00000A" style:writing-mode="lr-tb" fo:padding-top="0in" fo:padding-left="0.0784in" fo:padding-bottom="0in" fo:padding-right="0.075in"/>
    </style:style>
    <style:style style:name="P21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21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213" style:parent-style-name="Odstavecseseznamem" style:list-style-name="WWNum9" style:family="paragraph">
      <style:paragraph-properties fo:line-height="150%"/>
      <style:text-properties fo:font-weight="bold" style:font-weight-asian="bold"/>
    </style:style>
    <style:style style:name="TableColumn215" style:family="table-column">
      <style:table-column-properties style:column-width="1.6951in" style:use-optimal-column-width="false"/>
    </style:style>
    <style:style style:name="TableColumn216" style:family="table-column">
      <style:table-column-properties style:column-width="4.4819in" style:use-optimal-column-width="false"/>
    </style:style>
    <style:style style:name="Table214" style:family="table">
      <style:table-properties style:width="6.177in" fo:margin-left="0.6638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A" style:writing-mode="lr-tb" fo:padding-top="0in" fo:padding-left="0.0784in" fo:padding-bottom="0in" fo:padding-right="0.075in"/>
    </style:style>
    <style:style style:name="P224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A" style:writing-mode="lr-tb" fo:padding-top="0in" fo:padding-left="0.0784in" fo:padding-bottom="0in" fo:padding-right="0.075in"/>
    </style:style>
    <style:style style:name="P22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230" style:family="table-cell">
      <style:table-cell-properties fo:border="0.0069in solid #00000A" style:writing-mode="lr-tb" fo:padding-top="0in" fo:padding-left="0.0784in" fo:padding-bottom="0in" fo:padding-right="0.075in"/>
    </style:style>
    <style:style style:name="P23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A" style:writing-mode="lr-tb" fo:padding-top="0in" fo:padding-left="0.0784in" fo:padding-bottom="0in" fo:padding-right="0.075in"/>
    </style:style>
    <style:style style:name="P234" style:parent-style-name="Odstavecseseznamem" style:family="paragraph">
      <style:paragraph-properties fo:line-height="150%" fo:margin-left="0in">
        <style:tab-stops/>
      </style:paragraph-properties>
    </style:style>
    <style:style style:name="T235" style:parent-style-name="Standardnípísmoodstavce" style:family="text">
      <style:text-properties fo:font-weight="bold" style:font-weight-asian="bold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238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239" style:parent-style-name="Standard" style:family="paragraph">
      <style:paragraph-properties fo:line-height="150%"/>
      <style:text-properties fo:font-weight="bold" style:font-weight-asian="bold"/>
    </style:style>
    <style:style style:name="P240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241" style:parent-style-name="Odstavecseseznamem" style:family="paragraph">
      <style:paragraph-properties fo:line-height="150%" fo:margin-left="0.7423in">
        <style:tab-stops/>
      </style:paragraph-properties>
    </style:style>
    <style:style style:name="P242" style:parent-style-name="Odstavecseseznamem" style:family="paragraph">
      <style:paragraph-properties fo:line-height="150%" fo:margin-left="0.7423in">
        <style:tab-stops/>
      </style:paragraph-properties>
    </style:style>
    <style:style style:name="P243" style:parent-style-name="Odstavecseseznamem" style:family="paragraph">
      <style:paragraph-properties fo:line-height="150%" fo:margin-left="0.7423in">
        <style:tab-stops/>
      </style:paragraph-properties>
    </style:style>
    <style:style style:name="P244" style:parent-style-name="Odstavecseseznamem" style:family="paragraph">
      <style:paragraph-properties fo:line-height="150%" fo:margin-left="0.7423in">
        <style:tab-stops/>
      </style:paragraph-properties>
    </style:style>
    <style:style style:name="P24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46" style:parent-style-name="Odstavecseseznamem" style:family="paragraph">
      <style:paragraph-properties fo:line-height="150%" fo:margin-left="0in">
        <style:tab-stops>
          <style:tab-stop style:type="left" style:position="5.5625in"/>
        </style:tab-stops>
      </style:paragraph-properties>
    </style:style>
    <style:style style:name="P247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24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4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1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2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3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4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6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7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58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25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1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2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3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4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6" style:parent-style-name="Odstavecseseznamem" style:family="paragraph">
      <style:paragraph-properties fo:line-height="150%" fo:margin-left="0.7423in">
        <style:tab-stops/>
      </style:paragraph-properties>
      <style:text-properties fo:font-weight="bold" style:font-weight-asian="bold"/>
    </style:style>
    <style:style style:name="P267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6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T270" style:parent-style-name="Standardnípísmoodstavce" style:family="text">
      <style:text-properties fo:color="#000000"/>
    </style:style>
    <style:style style:name="P271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2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3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274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27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6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7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7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1" style:parent-style-name="Odstavecseseznamem" style:family="paragraph">
      <style:paragraph-properties fo:line-height="150%" fo:margin-left="0in">
        <style:tab-stops>
          <style:tab-stop style:type="left" style:position="5.5625in"/>
        </style:tab-stops>
      </style:paragraph-properties>
    </style:style>
    <style:style style:name="P282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283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4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6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7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28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8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9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291" style:parent-style-name="Odstavecseseznamem" style:list-style-name="WWNum9" style:family="paragraph">
      <style:paragraph-properties fo:line-height="150%"/>
      <style:text-properties fo:font-weight="bold" style:font-weight-asian="bold"/>
    </style:style>
    <style:style style:name="P292" style:parent-style-name="Odstavecseseznamem" style:family="paragraph">
      <style:paragraph-properties fo:line-height="150%" fo:margin-left="0.7423in">
        <style:tab-stops/>
      </style:paragraph-properties>
    </style:style>
    <style:style style:name="P293" style:parent-style-name="Odstavecseseznamem" style:family="paragraph">
      <style:paragraph-properties fo:line-height="150%" fo:margin-left="0.7423in">
        <style:tab-stops/>
      </style:paragraph-properties>
    </style:style>
    <style:style style:name="P294" style:parent-style-name="Odstavecseseznamem" style:family="paragraph">
      <style:paragraph-properties fo:line-height="150%" fo:margin-left="0.7423in">
        <style:tab-stops/>
      </style:paragraph-properties>
    </style:style>
    <style:style style:name="P295" style:parent-style-name="Odstavecseseznamem" style:family="paragraph">
      <style:paragraph-properties fo:line-height="150%" fo:margin-left="0.7423in">
        <style:tab-stops/>
      </style:paragraph-properties>
    </style:style>
    <style:style style:name="TableColumn297" style:family="table-column">
      <style:table-column-properties style:column-width="1.6951in" style:use-optimal-column-width="false"/>
    </style:style>
    <style:style style:name="TableColumn298" style:family="table-column">
      <style:table-column-properties style:column-width="4.0125in" style:use-optimal-column-width="false"/>
    </style:style>
    <style:style style:name="Table296" style:family="table">
      <style:table-properties style:width="5.7076in" fo:margin-left="0.6638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A" style:writing-mode="lr-tb" fo:padding-top="0in" fo:padding-left="0.0784in" fo:padding-bottom="0in" fo:padding-right="0.075in"/>
    </style:style>
    <style:style style:name="P30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02" style:family="table-cell">
      <style:table-cell-properties fo:border="0.0069in solid #00000A" style:writing-mode="lr-tb" fo:padding-top="0in" fo:padding-left="0.0784in" fo:padding-bottom="0in" fo:padding-right="0.075in"/>
    </style:style>
    <style:style style:name="P30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A" style:writing-mode="lr-tb" fo:padding-top="0in" fo:padding-left="0.0784in" fo:padding-bottom="0in" fo:padding-right="0.075in"/>
    </style:style>
    <style:style style:name="P306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07" style:family="table-cell">
      <style:table-cell-properties fo:border="0.0069in solid #00000A" style:writing-mode="lr-tb" fo:padding-top="0in" fo:padding-left="0.0784in" fo:padding-bottom="0in" fo:padding-right="0.075in"/>
    </style:style>
    <style:style style:name="P308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A" style:writing-mode="lr-tb" fo:padding-top="0in" fo:padding-left="0.0784in" fo:padding-bottom="0in" fo:padding-right="0.075in"/>
    </style:style>
    <style:style style:name="P31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12" style:family="table-cell">
      <style:table-cell-properties fo:border="0.0069in solid #00000A" style:writing-mode="lr-tb" fo:padding-top="0in" fo:padding-left="0.0784in" fo:padding-bottom="0in" fo:padding-right="0.075in"/>
    </style:style>
    <style:style style:name="P313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A" style:writing-mode="lr-tb" fo:padding-top="0in" fo:padding-left="0.0784in" fo:padding-bottom="0in" fo:padding-right="0.075in"/>
    </style:style>
    <style:style style:name="P316" style:parent-style-name="Odstavecseseznamem" style:family="paragraph">
      <style:paragraph-properties fo:line-height="150%" fo:margin-left="0in">
        <style:tab-stops/>
      </style:paragraph-properties>
    </style:style>
    <style:style style:name="T317" style:parent-style-name="Standardnípísmoodstavce" style:family="text">
      <style:text-properties fo:font-weight="bold" style:font-weight-asian="bold"/>
    </style:style>
    <style:style style:name="TableCell318" style:family="table-cell">
      <style:table-cell-properties fo:border="0.0069in solid #00000A" style:writing-mode="lr-tb" fo:padding-top="0in" fo:padding-left="0.0784in" fo:padding-bottom="0in" fo:padding-right="0.075in"/>
    </style:style>
    <style:style style:name="P31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320" style:parent-style-name="Standard" style:family="paragraph">
      <style:paragraph-properties fo:line-height="150%">
        <style:tab-stops>
          <style:tab-stop style:type="left" style:position="5.5625in"/>
        </style:tab-stops>
      </style:paragraph-properties>
    </style:style>
    <style:style style:name="P321" style:parent-style-name="Odstavecseseznamem" style:list-style-name="WWNum5" style:family="paragraph">
      <style:paragraph-properties fo:line-height="150%"/>
      <style:text-properties fo:font-weight="bold" style:font-weight-asian="bold" fo:font-size="14pt" style:font-size-asian="14pt"/>
    </style:style>
    <style:style style:name="P322" style:parent-style-name="Odstavecseseznamem" style:family="paragraph">
      <style:paragraph-properties fo:line-height="150%" fo:margin-left="0.4923in">
        <style:tab-stops/>
      </style:paragraph-properties>
      <style:text-properties fo:font-weight="bold" style:font-weight-asian="bold"/>
    </style:style>
    <style:style style:name="P323" style:parent-style-name="Odstavecseseznamem" style:family="paragraph">
      <style:paragraph-properties fo:line-height="150%" fo:margin-left="0.7423in">
        <style:tab-stops/>
      </style:paragraph-properties>
    </style:style>
    <style:style style:name="TableColumn325" style:family="table-column">
      <style:table-column-properties style:column-width="1.6951in" style:use-optimal-column-width="false"/>
    </style:style>
    <style:style style:name="TableColumn326" style:family="table-column">
      <style:table-column-properties style:column-width="4.0125in" style:use-optimal-column-width="false"/>
    </style:style>
    <style:style style:name="Table324" style:family="table">
      <style:table-properties style:width="5.7076in" fo:margin-left="0.6638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A" style:writing-mode="lr-tb" fo:padding-top="0in" fo:padding-left="0.0784in" fo:padding-bottom="0in" fo:padding-right="0.075in"/>
    </style:style>
    <style:style style:name="P32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30" style:family="table-cell">
      <style:table-cell-properties fo:border="0.0069in solid #00000A" style:writing-mode="lr-tb" fo:padding-top="0in" fo:padding-left="0.0784in" fo:padding-bottom="0in" fo:padding-right="0.075in"/>
    </style:style>
    <style:style style:name="P33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A" style:writing-mode="lr-tb" fo:padding-top="0in" fo:padding-left="0.0784in" fo:padding-bottom="0in" fo:padding-right="0.075in"/>
    </style:style>
    <style:style style:name="P334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35" style:family="table-cell">
      <style:table-cell-properties fo:border="0.0069in solid #00000A" style:writing-mode="lr-tb" fo:padding-top="0in" fo:padding-left="0.0784in" fo:padding-bottom="0in" fo:padding-right="0.075in"/>
    </style:style>
    <style:style style:name="P336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A" style:writing-mode="lr-tb" fo:padding-top="0in" fo:padding-left="0.0784in" fo:padding-bottom="0in" fo:padding-right="0.075in"/>
    </style:style>
    <style:style style:name="P33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40" style:family="table-cell">
      <style:table-cell-properties fo:border="0.0069in solid #00000A" style:writing-mode="lr-tb" fo:padding-top="0in" fo:padding-left="0.0784in" fo:padding-bottom="0in" fo:padding-right="0.075in"/>
    </style:style>
    <style:style style:name="P341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A" style:writing-mode="lr-tb" fo:padding-top="0in" fo:padding-left="0.0784in" fo:padding-bottom="0in" fo:padding-right="0.075in"/>
    </style:style>
    <style:style style:name="P344" style:parent-style-name="Odstavecseseznamem" style:family="paragraph">
      <style:paragraph-properties fo:line-height="150%" fo:margin-left="0in">
        <style:tab-stops/>
      </style:paragraph-properties>
    </style:style>
    <style:style style:name="T345" style:parent-style-name="Standardnípísmoodstavce" style:family="text">
      <style:text-properties fo:font-weight="bold" style:font-weight-asian="bold"/>
    </style:style>
    <style:style style:name="TableCell346" style:family="table-cell">
      <style:table-cell-properties fo:border="0.0069in solid #00000A" style:writing-mode="lr-tb" fo:padding-top="0in" fo:padding-left="0.0784in" fo:padding-bottom="0in" fo:padding-right="0.075in"/>
    </style:style>
    <style:style style:name="P347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34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4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 fo:font-size="14pt" style:font-size-asian="14pt"/>
    </style:style>
    <style:style style:name="P35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1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2" style:parent-style-name="Odstavecseseznamem" style:family="paragraph">
      <style:paragraph-properties fo:line-height="150%">
        <style:tab-stops>
          <style:tab-stop style:type="left" style:position="5.5625in"/>
        </style:tab-stops>
      </style:paragraph-properties>
    </style:style>
    <style:style style:name="P353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354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5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6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7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58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359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60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61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362" style:parent-style-name="Odstavecseseznamem" style:family="paragraph">
      <style:paragraph-properties fo:line-height="150%" fo:margin-left="0.7423in">
        <style:tab-stops>
          <style:tab-stop style:type="left" style:position="5.5625in"/>
        </style:tab-stops>
      </style:paragraph-properties>
    </style:style>
    <style:style style:name="P363" style:parent-style-name="Odstavecseseznamem" style:family="paragraph">
      <style:paragraph-properties fo:line-height="150%">
        <style:tab-stops>
          <style:tab-stop style:type="left" style:position="5.5625in"/>
        </style:tab-stops>
      </style:paragraph-properties>
    </style:style>
    <style:style style:name="P364" style:parent-style-name="Odstavecseseznamem" style:family="paragraph">
      <style:paragraph-properties fo:line-height="150%">
        <style:tab-stops>
          <style:tab-stop style:type="left" style:position="5.5625in"/>
        </style:tab-stops>
      </style:paragraph-properties>
      <style:text-properties fo:font-weight="bold" style:font-weight-asian="bold"/>
    </style:style>
    <style:style style:name="P365" style:parent-style-name="Odstavecseseznamem" style:family="paragraph">
      <style:paragraph-properties fo:line-height="150%">
        <style:tab-stops>
          <style:tab-stop style:type="left" style:position="5.5625in"/>
        </style:tab-stops>
      </style:paragraph-properties>
    </style:style>
    <style:style style:name="P366" style:parent-style-name="Odstavecseseznamem" style:family="paragraph">
      <style:paragraph-properties fo:line-height="150%">
        <style:tab-stops>
          <style:tab-stop style:type="left" style:position="5.5625in"/>
        </style:tab-stops>
      </style:paragraph-properties>
    </style:style>
    <style:style style:name="TableColumn368" style:family="table-column">
      <style:table-column-properties style:column-width="1.6951in" style:use-optimal-column-width="false"/>
    </style:style>
    <style:style style:name="TableColumn369" style:family="table-column">
      <style:table-column-properties style:column-width="4.0125in" style:use-optimal-column-width="false"/>
    </style:style>
    <style:style style:name="Table367" style:family="table">
      <style:table-properties style:width="5.7076in" fo:margin-left="0.6638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A" style:writing-mode="lr-tb" fo:padding-top="0in" fo:padding-left="0.0784in" fo:padding-bottom="0in" fo:padding-right="0.075in"/>
    </style:style>
    <style:style style:name="P372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73" style:family="table-cell">
      <style:table-cell-properties fo:border="0.0069in solid #00000A" style:writing-mode="lr-tb" fo:padding-top="0in" fo:padding-left="0.0784in" fo:padding-bottom="0in" fo:padding-right="0.075in"/>
    </style:style>
    <style:style style:name="P374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A" style:writing-mode="lr-tb" fo:padding-top="0in" fo:padding-left="0.0784in" fo:padding-bottom="0in" fo:padding-right="0.075in"/>
    </style:style>
    <style:style style:name="P377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78" style:family="table-cell">
      <style:table-cell-properties fo:border="0.0069in solid #00000A" style:writing-mode="lr-tb" fo:padding-top="0in" fo:padding-left="0.0784in" fo:padding-bottom="0in" fo:padding-right="0.075in"/>
    </style:style>
    <style:style style:name="P37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A" style:writing-mode="lr-tb" fo:padding-top="0in" fo:padding-left="0.0784in" fo:padding-bottom="0in" fo:padding-right="0.075in"/>
    </style:style>
    <style:style style:name="P382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383" style:family="table-cell">
      <style:table-cell-properties fo:border="0.0069in solid #00000A" style:writing-mode="lr-tb" fo:padding-top="0in" fo:padding-left="0.0784in" fo:padding-bottom="0in" fo:padding-right="0.075in"/>
    </style:style>
    <style:style style:name="P384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A" style:writing-mode="lr-tb" fo:padding-top="0in" fo:padding-left="0.0784in" fo:padding-bottom="0in" fo:padding-right="0.075in"/>
    </style:style>
    <style:style style:name="P387" style:parent-style-name="Odstavecseseznamem" style:family="paragraph">
      <style:paragraph-properties fo:line-height="150%" fo:margin-left="0in">
        <style:tab-stops/>
      </style:paragraph-properties>
    </style:style>
    <style:style style:name="T388" style:parent-style-name="Standardnípísmoodstavce" style:family="text">
      <style:text-properties fo:font-weight="bold" style:font-weight-asian="bold"/>
    </style:style>
    <style:style style:name="TableCell389" style:family="table-cell">
      <style:table-cell-properties fo:border="0.0069in solid #00000A" style:writing-mode="lr-tb" fo:padding-top="0in" fo:padding-left="0.0784in" fo:padding-bottom="0in" fo:padding-right="0.075in"/>
    </style:style>
    <style:style style:name="P390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P391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39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393" style:parent-style-name="Standard" style:family="paragraph">
      <style:paragraph-properties fo:line-height="150%"/>
    </style:style>
    <style:style style:name="P394" style:parent-style-name="Standard" style:family="paragraph">
      <style:paragraph-properties fo:line-height="150%"/>
    </style:style>
    <style:style style:name="P395" style:parent-style-name="Standard" style:list-style-name="WWNum15" style:family="paragraph">
      <style:paragraph-properties fo:line-height="150%"/>
    </style:style>
    <style:style style:name="P396" style:parent-style-name="Standard" style:list-style-name="WWNum15" style:family="paragraph">
      <style:paragraph-properties fo:line-height="150%"/>
    </style:style>
    <style:style style:name="P397" style:parent-style-name="Standard" style:list-style-name="WWNum15" style:family="paragraph">
      <style:paragraph-properties fo:line-height="150%"/>
    </style:style>
    <style:style style:name="P398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399" style:parent-style-name="Odstavecseseznamem" style:list-style-name="WWNum21" style:family="paragraph">
      <style:paragraph-properties fo:line-height="150%"/>
    </style:style>
    <style:style style:name="T400" style:parent-style-name="Standardnípísmoodstavce" style:family="text">
      <style:text-properties fo:font-style="italic" style:font-style-asian="italic"/>
    </style:style>
    <style:style style:name="P401" style:parent-style-name="Odstavecseseznamem" style:list-style-name="WWNum21" style:family="paragraph">
      <style:paragraph-properties fo:line-height="150%"/>
    </style:style>
    <style:style style:name="T402" style:parent-style-name="Standardnípísmoodstavce" style:family="text">
      <style:text-properties fo:font-style="italic" style:font-style-asian="italic"/>
    </style:style>
    <style:style style:name="P403" style:parent-style-name="Odstavecseseznamem" style:list-style-name="WWNum21" style:family="paragraph">
      <style:paragraph-properties fo:line-height="150%"/>
    </style:style>
    <style:style style:name="T404" style:parent-style-name="Standardnípísmoodstavce" style:family="text">
      <style:text-properties fo:font-style="italic" style:font-style-asian="italic"/>
    </style:style>
    <style:style style:name="P405" style:parent-style-name="Odstavecseseznamem" style:list-style-name="WWNum21" style:family="paragraph">
      <style:paragraph-properties fo:line-height="150%"/>
    </style:style>
    <style:style style:name="T406" style:parent-style-name="Standardnípísmoodstavce" style:family="text">
      <style:text-properties fo:font-style="italic" style:font-style-asian="italic"/>
    </style:style>
    <style:style style:name="P407" style:parent-style-name="Odstavecseseznamem" style:list-style-name="WWNum21" style:family="paragraph">
      <style:paragraph-properties fo:line-height="150%"/>
    </style:style>
    <style:style style:name="T408" style:parent-style-name="Standardnípísmoodstavce" style:family="text">
      <style:text-properties fo:font-style="italic" style:font-style-asian="italic"/>
    </style:style>
    <style:style style:name="P409" style:parent-style-name="Odstavecseseznamem" style:list-style-name="WWNum21" style:family="paragraph">
      <style:paragraph-properties fo:line-height="150%"/>
    </style:style>
    <style:style style:name="T410" style:parent-style-name="Standardnípísmoodstavce" style:family="text">
      <style:text-properties fo:font-style="italic" style:font-style-asian="italic"/>
    </style:style>
    <style:style style:name="P411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1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13" style:parent-style-name="Standard" style:family="paragraph">
      <style:paragraph-properties fo:line-height="150%"/>
    </style:style>
    <style:style style:name="P414" style:parent-style-name="Standard" style:family="paragraph">
      <style:paragraph-properties fo:line-height="150%"/>
    </style:style>
    <style:style style:name="P415" style:parent-style-name="Standard" style:family="paragraph">
      <style:paragraph-properties fo:line-height="150%"/>
    </style:style>
    <style:style style:name="P416" style:parent-style-name="Standard" style:family="paragraph">
      <style:paragraph-properties fo:line-height="150%"/>
      <style:text-properties fo:font-weight="bold" style:font-weight-asian="bold" fo:font-style="italic" style:font-style-asian="italic"/>
    </style:style>
    <style:style style:name="P417" style:parent-style-name="Standard" style:family="paragraph">
      <style:paragraph-properties fo:line-height="150%"/>
      <style:text-properties fo:font-weight="bold" style:font-weight-asian="bold" fo:font-style="italic" style:font-style-asian="italic"/>
    </style:style>
    <style:style style:name="P418" style:parent-style-name="Standard" style:family="paragraph">
      <style:paragraph-properties fo:line-height="150%"/>
      <style:text-properties fo:font-style="italic" style:font-style-asian="italic"/>
    </style:style>
    <style:style style:name="P419" style:parent-style-name="Standard" style:family="paragraph">
      <style:paragraph-properties fo:line-height="150%"/>
      <style:text-properties fo:font-style="italic" style:font-style-asian="italic"/>
    </style:style>
    <style:style style:name="P420" style:parent-style-name="standard0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421" style:parent-style-name="Normálníweb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422" style:parent-style-name="Normálníweb" style:family="paragraph">
      <style:paragraph-properties style:vertical-align="baseline" fo:margin-top="0.2666in" fo:margin-bottom="0.1333in" style:line-height-at-least="0.2666in"/>
    </style:style>
    <style:style style:name="T423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424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425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426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427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428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429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430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P431" style:parent-style-name="Standard" style:family="paragraph">
      <style:paragraph-properties fo:line-height="150%"/>
      <style:text-properties fo:font-style="italic" style:font-style-asian="italic"/>
    </style:style>
  </office:automatic-styles>
  <office:body>
    <office:text text:use-soft-page-breaks="true">
      <text:p text:style-name="P1">Vliv historických období na vývoj krajiny/sídla</text:p>
      <text:p text:style-name="Standard"/>
      <text:p text:style-name="P2"/>
      <text:p text:style-name="P3">Anotace</text:p>
      <text:p text:style-name="P4">Metodický list se zaměřuje na propojení historického vývoje krajiny s architektonickými styly. Nejdříve se práce zaměřuje na<text:s/>seznámení se šesti významnými etapami ve vývoji krajiny a sídla, na což navazuje charakteristika architektonických stylů a propojení se společensko-historickým pozadím.</text:p>
      <text:p text:style-name="P5"/>
      <text:p text:style-name="P6">Klíčová slova</text:p>
      <text:p text:style-name="P7">Historický vývoj, architektonické styly, společenské pozadí, krajina, moderní umění, umělecký směr, politické změny</text:p>
      <text:p text:style-name="P8"><text:tab/></text:p>
      <text:p text:style-name="P9">Vzdělávací cíl</text:p>
      <text:p text:style-name="P10"><text:span text:style-name="T11">- Propojení znalosti architektonických stylů s historickým vývojem.<text:s/></text:span><text:span text:style-name="T12"><text:line-break/></text:span><text:span text:style-name="T13">- Žáci zařadí architektonické styly do období, ve kterém vznikly a přiřadí k nim významné historické události a změny ve spole</text:span><text:span text:style-name="T14">čnosti.<text:s/></text:span><text:span text:style-name="T15"><text:line-break/></text:span><text:span text:style-name="T16">- Žáci si zopakují hlavní znaky jednotlivých architektonických stylů a ukázky z české architektury.</text:span></text:p>
      <text:p text:style-name="P17"/>
      <text:p text:style-name="P18">Cílová skupina</text:p>
      <text:p text:style-name="P19">Program je určen pro žáky středních škol od 15 do 19 let.</text:p>
      <text:p text:style-name="P20"/>
      <text:p text:style-name="P21">Časový rozsah</text:p>
      <text:p text:style-name="P22">60 minut</text:p>
      <text:p text:style-name="P23"/>
      <text:p text:style-name="P24">Pomůcky</text:p>
      <text:p text:style-name="P25">Prezentace, pracovní listy pro každého studenta, psací potřeby, tužky, pastelky</text:p>
      <text:p text:style-name="P26"/>
      <text:p text:style-name="P27">Výukové metody</text:p>
      <text:p text:style-name="P28">Slovní, dialog, volné psaní, kresba</text:p>
      <text:p text:style-name="P29"/>
      <text:p text:style-name="P30"/>
      <text:p text:style-name="P31"/>
      <text:p text:style-name="P32"/>
      <text:p text:style-name="P33"/>
      <text:soft-page-break/>
      <text:p text:style-name="P34">Očekávané výstupy RVP</text:p>
      <text:list text:style-name="WWNum14">
        <text:list-item>
          <text:p text:style-name="P35">Žák pracuje s časovými údaji a využívá zjištěných údajů k pochopení vztahů mezi ději a mezi jevy</text:p>
        </text:list-item>
        <text:list-item>
          <text:p text:style-name="P36">Rozpozná základní znaky jednotlivých<text:s/>architektonických slohů a uvede příklady významných kulturních památek</text:p>
        </text:list-item>
        <text:list-item>
          <text:p text:style-name="P37">Rozlišuje umělecké směry</text:p>
        </text:list-item>
        <text:list-item>
          <text:p text:style-name="P38">Na příkladech uvádí příčiny vzniku a proměn uměleckých směrů</text:p>
        </text:list-item>
      </text:list>
      <text:p text:style-name="P39"/>
      <text:p text:style-name="P40">Vzdělávací obsah, vzdělávací obor</text:p>
      <text:p text:style-name="P41">Dějepis, společensko-vědní seminář, dějiny výtvarné kultury/ umění a kultura, lidé a čas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P51">Klíčové kompetence</text:p>
      <text:p text:style-name="P52">Kompetence k učení</text:p>
      <text:list text:style-name="WWNum16">
        <text:list-item>
          <text:p text:style-name="P53">Ovlivňuje postup výuky a učení tak, aby pro něj byly přínosné; aktivně žádá objasnění souvislostí s něčím, co je mu již povědomé</text:p>
        </text:list-item>
        <text:list-item>
          <text:p text:style-name="P54">Identifikuje vlastní chybu a zjistí její příčinu, nevnímá ji<text:s/>jako selhání a ostudu, nenechá se jí odradit, ale rozpozná v ní příležitost k učení, hledá a nalézá způsoby její nápravy</text:p>
        </text:list-item>
        <text:list-item>
          <text:p text:style-name="P55">Realisticky odhadne, nakolik jeho vědomosti nebo dovednosti dostačují pro různé úkoly; sám rozpozná, co konkrétně se ještě potřebuje<text:s/>naučit</text:p>
        </text:list-item>
        <text:list-item>
          <text:p text:style-name="P56">Získané informace chápe včetně souvislostí a vysvětlí je</text:p>
        </text:list-item>
      </text:list>
      <text:p text:style-name="P57">Kompetence komunikativní</text:p>
      <text:list text:style-name="WWNum17">
        <text:list-item>
          <text:p text:style-name="P58">Vyjadřuje se tak, aby mu ostatní rozuměli, používá pro to jednoznačná a výstižná pojmenování; staví souvislé a přehledné věty a souvětí; pokud je to třeba, najde jiné<text:s/>výrazy, kterými ostatním lépe vysvětlí, co měl na mysli</text:p>
        </text:list-item>
        <text:list-item>
          <text:p text:style-name="P59">Při vyjadřování uspořádá informace logicky podle časových, místních, příčinných a dějových souvislostí</text:p>
        </text:list-item>
        <text:list-item>
          <text:p text:style-name="P60">V diskusi využívá myšlenky druhých jako východiska pro svá sdělení a navazuje na ně; povzbuzuje skupinu k produkování dalších nápadů, názorů, návrhů, iniciativně přichází s vlastními nápady</text:p>
        </text:list-item>
      </text:list>
      <text:p text:style-name="P61">Kompetence sociální a pracovní</text:p>
      <text:list text:style-name="WWNum20">
        <text:list-item>
          <text:p text:style-name="P62">Analyzuje ve skupině problémovou situaci a určí, co je úkolem</text:p>
        </text:list-item>
        <text:list-item>
          <text:p text:style-name="P63">Rozdělí si ve skupině úkol na části a přijme svou část, včetně zodpovědnosti za její plnění</text:p>
        </text:list-item>
      </text:list>
      <text:list text:style-name="WWNum18">
        <text:list-item>
          <text:p text:style-name="P64">Hledá spolu s druhými nejlepší návrhy na to, co by se příště mělo dělat stejně a co<text:s/><text:soft-page-break/>jinak</text:p>
        </text:list-item>
      </text:list>
      <text:p text:style-name="P65">kompetence občanská</text:p>
      <text:list text:style-name="WWNum18" text:continue-numbering="true">
        <text:list-item>
          <text:p text:style-name="P66"><text:span text:style-name="T67">Názory nebo přesvědčení druhých přijímá jako možné, svůj názor předkládá také jako jeden z možných a opírá ho o argumenty</text:span></text:p>
        </text:list-item>
      </text:list>
      <text:p text:style-name="P68"/>
      <text:p text:style-name="P69">Motivace</text:p>
      <text:p text:style-name="P70">Při procházení městem a na výletech můžeme vidět spoustu nádherných a velmi zajímavých staveb. U některých se pozastavíme a pozorně si je prohlédneme, kolem jiných jen tak projdeme. Každá stavba má svoji duši. Tato duše je dána její historií, životem v tehdejší době a jistě i přítomností.</text:p>
      <text:p text:style-name="P71">Pojďme se teď spolu nejdříve podívat na to, jak se vyvíjela krajina a sídla v průběhu staletí. Poté se pozastavíme nad jednotlivými architektonickými styly a řekneme si něco o společensko-historickém pozadí dané doby.</text:p>
      <text:p text:style-name="P72">Pojďme tedy spolu objevovat duši staveb a podívat se na to, čím si jednotlivé stavby prošly.</text:p>
      <text:p text:style-name="P73"/>
      <text:p text:style-name="P74">SCÉNÁŘ:</text:p>
      <text:list text:style-name="WWNum5">
        <text:list-item text:start-value="1">
          <text:p text:style-name="P75">Historický vývoj</text:p>
        </text:list-item>
      </text:list>
      <text:list text:style-name="WWNum11" text:continue-numbering="true">
        <text:list-item>
          <text:list>
            <text:list-item>
              <text:p text:style-name="P76">Prezentace</text:p>
            </text:list-item>
          </text:list>
        </text:list-item>
      </text:list>
      <text:p text:style-name="P77">Nejdříve žáky seznámíme s historickým vývojem od neolitické revoluce až po socialismus.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Potřeby:</text:p>
          </table:table-cell>
          <table:table-cell table:style-name="TableCell84">
            <text:p text:style-name="P85">Příloha č. 1 - Prezentace</text:p>
          </table:table-cell>
        </table:table-row>
        <table:table-row table:style-name="TableRow86">
          <table:table-cell table:style-name="TableCell87">
            <text:p text:style-name="P88">Čas:</text:p>
          </table:table-cell>
          <table:table-cell table:style-name="TableCell89">
            <text:p text:style-name="P90">15-20 minut</text:p>
          </table:table-cell>
        </table:table-row>
        <table:table-row table:style-name="TableRow91">
          <table:table-cell table:style-name="TableCell92">
            <text:p text:style-name="P93">Tipy pro realizátora: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Poznámky:</text:span></text:p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>Neolitická revoluce</text:p>
      <text:p text:style-name="P104">Mladší doba kamenná (neolit) představovala zásadní změnu způsobu života, kdy byl lov a sběr potravy postupně nahrazen zemědělstvím. Člověk tak poprvé přestal být jednoznačně<text:s/>závislý na přírodě, hlavním prostředkem pro zachování života již nebylo pouhé přisvojování darů přírody sběrem a lovem, ale vlastní produktivní účast na tvorbě základních životních potřeb.</text:p>
      <text:p text:style-name="P105">Protože je zemědělský způsob života neodmyslitelně spojen se zakládáním políček, vyžadoval oproti způsobu života sběračů a lovců budování stálých sídel. Vesnice byly rozptýleny kolem vodních toků, tvořilo je několik domů (3-5). Rody a velkorodiny žily v protáhlých domech (až 42 x 7 m) z kůlů proplétaných proutím a omazávaných blátem. Neolitická osada měla desítky obyvatel (40-50). Sídelní areál s velikostí od 5 do 10 km<text:span text:style-name="T106">2</text:span><text:s/>zahrnoval všechny nutné součásti života kmene – jádrem byla vlastní vesnice, patřily tam výrobní areály (pole louky, pastviny, les, místa těžby) a<text:s/><text:soft-page-break/>plochy<text:s/>určené k pochování zemřelých. Mezi jádry byla obvykle vzdálenost jednoho až tří kilometrů. Rozvíjel se matriarchát, tzn. uspořádání rodu po ženské linii. Význam</text:p>
      <text:p text:style-name="P107">ženy rostl i proto, že měla rozhodující podíl na zemědělských pracích.</text:p>
      <text:p text:style-name="P108">Neolitický způsob života<text:s/>má za následek první zásahy člověka do prostředí,</text:p>
      <text:p text:style-name="P109">které je doposud přirozené – lesa a lesostepi. Kulturní krajina počínaje neolitem expanduje. Tento proces je dosti nesouvislý – roste ve vlnách kolonizací, snižuje se s ústupem osídlení a znovu sílí s opětovnou kolonizací.</text:p>
      <text:p text:style-name="P110">Ruku v ruce s tím jde odlesnění a znovuzalesnění, ničení pralesa a v omezené míře jeho obnova. <text:s text:c="2"/>Krajina nekulturní, divoká příroda, má v neolitu stále převahu.</text:p>
      <text:p text:style-name="P111"/>
      <text:p text:style-name="P112">Středověká civilizace</text:p>
      <text:p text:style-name="P113">Rostoucí výnosy zemědělství ve 12. a 13. století<text:s/>zvýšily populaci tak, že si vynutily přestavbu starých sídelních celků (mezi lety 1150 a 1400 se počet obyvatel v průměru ztrojnásobil), nově byly osídlovány rozsáhlé oblasti, postupně se tvořila stabilnější síť pravidelně uspořádaných vesnic, s hustotou,<text:s/>kterou známe dnes. Rozvíjející se zemědělství umožňovalo také lepší zásobování trhu a důslednější oddělení řemesel od zemědělství. Obchod a řemesla se soustřeďovaly do měst, jejichž vznik lze považovat za jeden z nejvýznamnějších modernizačních zásahů do středověké společnosti.</text:p>
      <text:p text:style-name="P114">Od 13. stol se vyvíjely a přizpůsobovaly starší dispozice domů a dvorů změněným hospodářským i společenským poměrům a potřebám. Na 28 - 29 místech někdejších polozemnic a vedle nich vznikaly typy nové, které se mezi 13. až 15. stoletím vyvíjely v lidovou architekturu, jež si pak po celá staletí uchovávala podobu tradičního vesnického domu v různých variantách v závislosti na oblasti.</text:p>
      <text:p text:style-name="P115">V tomto období také získávaly stavby ve městech i na vesnici pevnou organizaci – domy byly pravidelně<text:s/>orientovány k ulici, cestě nebo veřejnému prostranství. Pevné uspořádání vesnic přineslo ustalování návsí.</text:p>
      <text:p text:style-name="P116">Nástup vrcholného středověku znamenal zásadní a prudkou změnou krajiny – odlesnění a celkovou změnu rázu krajiny, vznik intenzivně využívané, silně mozaikovité pastevně polní krajiny parkového rázu.</text:p>
      <text:p text:style-name="P117">Zatímco společnost se vyvíjela pozvolně, vývoj krajiny zaznamenal náhlý</text:p>
      <text:p text:style-name="P118">zlom.</text:p>
      <text:p text:style-name="P119">Došlo k uzavření staré zástavby do pevně rozměřených územních celků, krajina se stala předmětem soukromého vlastnění, dědičnosti<text:s/>půdy a plánování v dlouhém časovém horizontu.</text:p>
      <text:p text:style-name="P120">Strukturu naší krajiny současně změnilo trojpolní osevní systém a také používaná technika.</text:p>
      <text:p text:style-name="P121"/>
      <text:p text:style-name="P122">Třicetiletá válka</text:p>
      <text:soft-page-break/>
      <text:p text:style-name="P123">Velkou část Evropy zasáhla třicetiletá válka (1618-1648), která byla největší katastrofou českých zemí v celé jejich historii. Z 1,4 milionů obyvatel v českých zemích přežilo toto období pouhých 800 tisíc, během 28 let tak vymřelo 43 % veškeré populace. Země byla mnohonásobně vypleněna (rabovala katolická i protestantská vojska).</text:p>
      <text:p text:style-name="P124">Třicetiletá válka prakticky znamenala zhroucení představ o moudrosti lidstva a víry v ideje humanismu. Reakcí byl návrat k hledání nadpozemského smyslu života. Z těchto základů vyrostl barokní mysticismus a návrat k ideám křesťanství. Odrazem byl i architektonický sloh, který byl tvořen renesančním tvaroslovím, avšak zprohýbaný dynamickými silami spiritualismu.</text:p>
      <text:p text:style-name="P125"/>
      <text:p text:style-name="P126">Průmyslová revoluce</text:p>
      <text:p text:style-name="P127">Osvícenecké myšlenky vedly k revolučním změnám ve všech státech Evropy. Osvícenci vyzdvihovali lidský rozum a smyslové poznání, které činí člověka svobodnou bytostí.</text:p>
      <text:p text:style-name="P128">I u nás byla prováděna celá řada reforem, začala s nimi Marie Terezie a plně je prosazoval Josef II. Jednou z prvních reforem byla snaha inventarizovat majetek ve státě, včetně šlechty. Pořizovaly se soupisy půdy (zejména kvůli daňové reformě), vznikly Tereziánský a Josefinský katastr.</text:p>
      <text:p text:style-name="P129">Zrušení nevolnictví (vyvázání poddaných ze závislosti na vrchnosti, tzn. i na půdě) v roce 1781 mělo za následek uvolnění pracovních sil na venkově, umožňovalo rozšíření mnoha druhů profesí a tím také rozvoj průmyslu.</text:p>
      <text:p text:style-name="P130">V důsledku rozvoje se u nás počet obyvatel během 19 století zvýšil 1,7 krát, podíl venkovského obyvatelstva se však neustále snižoval. Struktura sítě sídel byla v tomto období již prakticky uzavřena. Těžiště urbanistického rozvoje se jednoznačně přesunulo do měst.</text:p>
      <text:p text:style-name="P131">Rozvoj měst vedl rovněž k hromadné dopravě, rozšiřování a zavádění technické infrastruktury (vodovod, kanalizace a svítiplyn). Rozvoj hutnictví umožňoval výrobu železa natolik, že se začalo používat jako stavební materiál, u technických staveb běžně, postupně i u obytných budov.</text:p>
      <text:p text:style-name="P132">Kouřící komíny se staly symbolem doby a byly dlouho vnímány v krajině pozitivně, nevyjímaje krajinu městskou. Symbolem pokroku v krajině byla železnice.</text:p>
      <text:p text:style-name="P133">V krajině (zpočátku spíše ve městech) se začal objevovat další zcela nový prvek – dráty elektrického vedení.</text:p>
      <text:p text:style-name="P134"><text:s/></text:p>
      <text:p text:style-name="P135">Válečné a meziválečné období</text:p>
      <text:p text:style-name="P136">Druhá světová válka znamenala zásadní populační změny v Evropě – vyvraždování příslušných věkových skupin, židovského i některého romského a jiného obyvatelstva, změny vymezení<text:s/>hranic států a nedozírné ekonomické škody.</text:p>
      <text:p text:style-name="P137">Poválečné události roku 1945 sebou přinášejí drastický pokles počtu obyvatel v příhraničních oblastech (odsun Sudetských Němců).</text:p>
      <text:soft-page-break/>
      <text:p text:style-name="P138">Zánik mnoha obcí v hraničních horách, postupnou degradaci a zarůstání zemědělsky využívaných pozemků a nárůst rozlohy lesa.</text:p>
      <text:p text:style-name="P139"/>
      <text:p text:style-name="P140">Socialismus</text:p>
      <text:p text:style-name="P141">Společnost se v následujících desetiletích snažila válečné škody po všech stránkách napravit – následující desetiletí bylo obdobím budovatelským. Během několika poválečných let se v celém prostoru<text:s/>střední a východní Evropy zmocnila vlády komunistická ideologie Sovětského svazu a válka byla vystřídána komunistickou diktaturou s podobným terorem.</text:p>
      <text:p text:style-name="P142">Totalitní režim rozhodoval o veškerém dění. Významným procesem, jenž vedle velkého vlivu na strukturu zemědělského hospodaření znamenal velké změny ve vývoji venkova ve všech ohledech (z hlediska ekonomického, sociálního, kulturního i ekologického) byla kolektivizace a socializace vesnice.</text:p>
      <text:p text:style-name="P143">Zakládání jednotných zemědělských družstev probíhalo často násilně – řada zemědělců vstupovala do družstva s donucením, vytrvalí odpůrci byli v řadě případů pronásledováni, pokutováni, zbaveni majetku, vystěhováni i zatýkáni, někteří skončili ve vězení nebo dokonce na popravišti.</text:p>
      <text:p text:style-name="P144">Na venkově se rozvíjela rekreace formou chalupářství a chatařství. Chalupářům často vděčíme za záchranu řady unikátních objektů lidové architektury.</text:p>
      <text:p text:style-name="P145">Princip diktatury založený na centrálním plánování a na likvidaci jakékoliv samostatnosti měl na naši krajinu během druhé poloviny 20. století značný vliv. Krajina se stala všech a nikoho, vydána napospas nařízením, úkolům a plánům. Zpochybnění soukromého vlastnictví půdy vyloučilo osobní zodpovědnost za její stav a podobu.</text:p>
      <text:p text:style-name="P146">Sázka na těžký průmysl a dobývání nerostných surovin se projevovala v hlavně krajině severních Čech a severní Moravy – člověk se stal významným geologickým činitelem.</text:p>
      <text:p text:style-name="P147">V zemědělské krajině došlo ke zřetelnému snížení estetické hodnoty, především se to týká ztráty pestrosti podnětů členité a pestré kulturní krajiny, její proměny v jednotvárnou monotónní výrobní plochu. Zejména z důvodu likvidace řady historických krajinných struktur nebo zanedbání jejich péče, nepoužívání a následného chátrání tradičních hospodářských stavení a opuštění tradičních způsobů hospodaření došlo ke znatelnému snížení historické hodnoty krajiny, zániku historických venkovských plužin, jejichž paměť sahala až ke středověké kolonizaci.</text:p>
      <text:p text:style-name="P148"/>
      <text:list text:style-name="WWNum12" text:continue-numbering="true">
        <text:list-item>
          <text:list>
            <text:list-item>
              <text:p text:style-name="P149">Zamyšlení</text:p>
            </text:list-item>
          </text:list>
        </text:list-item>
      </text:list>
      <text:p text:style-name="P150">Nejzásadnější období, které ovlivnilo vývoj naší krajiny</text:p>
      <text:p text:style-name="P151">Učitel rozdá každému papír. Vyzve žáky, aby si vzali propisku/pero.</text:p>
      <text:p text:style-name="P152">Následně jim zadá otázku k zamyšlení:<text:s/><text:span text:style-name="T153">„Jaké z uvedených období si myslíte, že bylo nejzásadnější pro vývoj naší krajiny a proč. Uveďte příklad.“ <text:s/></text:span>Žáci mají za úkol<text:s/><text:soft-page-break/>v časovém limitu 10 minut přenést své zamyšlení na papír. Po uplynutí času dobrovolníci přečtou své názory před třídou.</text:p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Potřeby:</text:p>
          </table:table-cell>
          <table:table-cell table:style-name="TableCell160">
            <text:p text:style-name="P161">Psací potřeby, papír</text:p>
          </table:table-cell>
        </table:table-row>
        <table:table-row table:style-name="TableRow162">
          <table:table-cell table:style-name="TableCell163">
            <text:p text:style-name="P164">Čas:</text:p>
          </table:table-cell>
          <table:table-cell table:style-name="TableCell165">
            <text:p text:style-name="P166">10 minut</text:p>
          </table:table-cell>
        </table:table-row>
        <table:table-row table:style-name="TableRow167">
          <table:table-cell table:style-name="TableCell168">
            <text:p text:style-name="P169">Tipy pro realizátora:</text:p>
          </table:table-cell>
          <table:table-cell table:style-name="TableCell170">
            <text:p text:style-name="P171">Diskuze</text:p>
          </table:table-cell>
        </table:table-row>
        <table:table-row table:style-name="TableRow172">
          <table:table-cell table:style-name="TableCell173">
            <text:p text:style-name="P174"><text:span text:style-name="T175">Poznámky:</text:span></text:p>
          </table:table-cell>
          <table:table-cell table:style-name="TableCell176">
            <text:p text:style-name="P177">Alternativou může být i hlasování nad stejnou otázku.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list text:style-name="WWNum5" text:continue-numbering="true">
        <text:list-item>
          <text:p text:style-name="P184">Architektonické styly</text:p>
        </text:list-item>
      </text:list>
      <text:list text:style-name="WWNum9" text:continue-numbering="true">
        <text:list-item>
          <text:list>
            <text:list-item>
              <text:p text:style-name="P185">Poznávačka</text:p>
            </text:list-item>
          </text:list>
        </text:list-item>
      </text:list>
      <text:p text:style-name="P186">Architektonické styly</text:p>
      <text:p text:style-name="P187">Žáci dostanou do dvojice<text:s/>jeden pracovní list, na kterém budou obrázky domů v různých arch. stylech, a také názvy arch. stylů (přeházené). Žáci mají za úkol v časovém limitu 10 minut spojit název s obrázkem a chronologicky seřadit styly, jak šly časově za sebou. Vyhodnocení bude probíhat společnou diskuzí.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Potřeby:</text:p>
          </table:table-cell>
          <table:table-cell table:style-name="TableCell194">
            <text:p text:style-name="P195">Příloha č. 2 – Pracovní list Architektonické styly, psací potřeby</text:p>
          </table:table-cell>
        </table:table-row>
        <table:table-row table:style-name="TableRow196">
          <table:table-cell table:style-name="TableCell197">
            <text:p text:style-name="P198">Čas:</text:p>
          </table:table-cell>
          <table:table-cell table:style-name="TableCell199">
            <text:p text:style-name="P200">10 minut</text:p>
          </table:table-cell>
        </table:table-row>
        <table:table-row table:style-name="TableRow201">
          <table:table-cell table:style-name="TableCell202">
            <text:p text:style-name="P203">Tipy pro realizátora:</text:p>
          </table:table-cell>
          <table:table-cell table:style-name="TableCell204">
            <text:p text:style-name="P205">- Pracovn list se může promítnout a můžou na něm spolupracovat všichni účastníci</text:p>
          </table:table-cell>
        </table:table-row>
        <table:table-row table:style-name="TableRow206">
          <table:table-cell table:style-name="TableCell207">
            <text:p text:style-name="P208"><text:span text:style-name="T209">Poznámky:</text:span></text:p>
          </table:table-cell>
          <table:table-cell table:style-name="TableCell210">
            <text:p text:style-name="P211">Spolupráce celé třídy vede k nečinosti některých žáků</text:p>
          </table:table-cell>
        </table:table-row>
      </table:table>
      <text:p text:style-name="P212"/>
      <text:list text:style-name="WWNum9" text:continue-numbering="true">
        <text:list-item>
          <text:list>
            <text:list-item>
              <text:p text:style-name="P213">Architektonické styly</text:p>
            </text:list-item>
          </text:list>
        </text:list-item>
      </text:list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Potřeby:</text:p>
          </table:table-cell>
          <table:table-cell table:style-name="TableCell220">
            <text:p text:style-name="P221">Prezentace</text:p>
          </table:table-cell>
        </table:table-row>
        <table:table-row table:style-name="TableRow222">
          <table:table-cell table:style-name="TableCell223">
            <text:p text:style-name="P224">Čas:</text:p>
          </table:table-cell>
          <table:table-cell table:style-name="TableCell225">
            <text:p text:style-name="P226">15 minut</text:p>
          </table:table-cell>
        </table:table-row>
        <table:table-row table:style-name="TableRow227">
          <table:table-cell table:style-name="TableCell228">
            <text:p text:style-name="P229">Tipy pro realizátora:</text:p>
          </table:table-cell>
          <table:table-cell table:style-name="TableCell230">
            <text:p text:style-name="P231">Uvést pouze hlavní a důležité informace</text:p>
          </table:table-cell>
        </table:table-row>
        <table:table-row table:style-name="TableRow232">
          <table:table-cell table:style-name="TableCell233">
            <text:p text:style-name="P234"><text:span text:style-name="T235">Poznámky:</text:span></text:p>
          </table:table-cell>
          <table:table-cell table:style-name="TableCell236">
            <text:p text:style-name="P237">Příliš velký obsah a velmi málo času</text:p>
            <text:p text:style-name="P238">- rozdělit architektonicé styly do více vyučovacích<text:s/>hodin</text:p>
          </table:table-cell>
        </table:table-row>
      </table:table>
      <text:p text:style-name="P239"/>
      <text:p text:style-name="P240">Románská architektura</text:p>
      <text:p text:style-name="P241">Románský sloh se vyvíjel přibližně mezi 11. – 13. stoletím (předrománský sloh mezi 9. – 11. stoletím) a vznikl na území dnešní Francie. Nese v sobě italské pojmenování Říma (Roma), neboť toto umění vznikalo v zemích, které<text:s/>patřily k tehdy již zaniklé říši římské. Románský sloh je nejstarší evropský architektonický sloh, jehož předobraz byl<text:s/><text:soft-page-break/>v antickém stavitelství.</text:p>
      <text:p text:style-name="P242">Stavby byly budovány zejména z lomového či tesané kamene, spojovaného maltou.</text:p>
      <text:p text:style-name="P243">Stavby se dělí na centrální (rotundy) a podélné (jednolodní či vícelodní stavby).</text:p>
      <text:p text:style-name="P244">Budovaly se především rotundy a baziliky, můžeme se však setkat i s hrady, kláštery, obytnými domy apod.</text:p>
      <text:p text:style-name="P245">Románská architektura působila těžkopádně a masivně.<text:s/><text:line-break/>Hlavními znaky byly silné zdi, valené a křížové klenby, kopule, oblouková okna (často sdružená), podpěrný systém v podobě pilířů a sloupů s krychlovou či figurální hlavicí a ústupkový portál.</text:p>
      <text:p text:style-name="P246"/>
      <text:p text:style-name="P247">Gotická architektura</text:p>
      <text:p text:style-name="P248">Gotika plynule navázala na románský sloh. Vznikla ve druhé polovině 12. století a trvala až<text:s/>do počátků 16. století (vrcholný a pozdní středověk). Vznikla ve Francii, odkud se rozšířila do celé Evropy.<text:s/><text:line-break/>Název gotika vznikl původně v renesanci a tato architektura byla nazývána slohem barbarů (Gótů), jelikož stavby působily dojmem nadměrné ozdobnosti a novosti. Gotika reprezentuje ideje, moc a bohatství církve.<text:s/><text:line-break/>Je to doba, kdy nad rozumem a poznáním stojí církev. Obyčejný člověk se cítí bezvýznamný. Gotická katedrála vystihuje duši doby.</text:p>
      <text:p text:style-name="P249">Ranou gotiku nazýváme gotikou přemyslovskou, ta u nás byla v<text:s/>celém třináctém a na počátku čtrnáctého století.<text:s/><text:line-break/>Vrcholnou gotiku u nás známe jako lucemburskou (od 14. stol. až do husitských válek v roce 1420).</text:p>
      <text:p text:style-name="P250">Pozdní gotice se říkalo gotika jagellonská, která trvala od roku 1471, kdy na český trůn usedli právě Jagellonci, až do nástupu Habsburků v roce 1526).<text:line-break/>Počátky gotického slohu začínají ve Francii a jsou spojeny s vybudováním opatství v Saint-Denis poblíž Paříže. Ve vzniklém stylu je i proto do jisté míry obsažena filozofie směřování za Bohem, která je po formální stránce vyjadřována vertikalismem, prosvětlením a odhmotněním.</text:p>
      <text:p text:style-name="P251">Stavěly se katedrály, baziliky, kostely, radnice, hrady, měšťanské domy apod. Často se využívaly i románské stavby, jež bývaly dozdobeny gotickými prvky a detaily.</text:p>
      <text:p text:style-name="P252">Gotické stavby jsou charakteristické svoji vertikalitou a štíhlostí, za což vděčíme vnějšímu opěrnému systému, křížové klenbě a sloupovým podpěrám.</text:p>
      <text:p text:style-name="P253">Typickými znaky jsou lomené oblouky a zdobné prvky, jako jsou různé věžičky, chrliče, fiály, rozety, trojlisty a jiné.</text:p>
      <text:soft-page-break/>
      <text:p text:style-name="P254">Největší rozmach<text:s/>české gotiky nastává za vlády Karla IV. a Václava IV., kdy se buduje např. katedrála sv. Víta, Staroměstská radnice, ale také Karlštejn.</text:p>
      <text:p text:style-name="P255"/>
      <text:p text:style-name="P256"><text:s/>Nejpoužívanější materiál byly kámen a cihly. Šířka zdiva je v porovnání s románským stylem mnohem menší a stavby tak<text:s/>působily odlehčeným dojmem.</text:p>
      <text:p text:style-name="P257"/>
      <text:p text:style-name="P258">Renesanční architektura</text:p>
      <text:p text:style-name="P259">Renesance trvala od 14. do 16. století a vznikla v Itálii. Vychází z italského slovního spojení ‚rinascita dell arte antica‘, což bývá překládáno jako návrat k umění antiky. Označuje znovuzrození antických ideálů (Řecko, Řím), obrací se ke klasickým vzorům a přírodě. Snaží se o lehkost, souměrnost, střídmost, přirozenost a klid. Umění poprvé nebylo těsně spojeno s náboženským životem a přinášelo nové náměty s člověkem jako středem všeho zájmu.</text:p>
      <text:p text:style-name="P260">Raně novověký stát je vymezený na rozdíl od středověkého státu teritoriálně a představuje jej panovník, který tomuto území vládne.</text:p>
      <text:p text:style-name="P261">Ze společenského pohledu se tento věk vymezuje jako konec feudalismu, který spočíval ve vlastnictví pozemku či statku lenním pánem a jeho udělování vazalům či nevolníkům. Dochází ke kolonialismu a k zámořským objevům.</text:p>
      <text:p text:style-name="P262">Dochází ke změně pracovních postupů, vzniká manufaktura. Tyto změny připravovaly půdu pro industrializaci a kapitalismus.</text:p>
      <text:p text:style-name="P263">Stavěly se paláce, zámky, šlechtická sídla, letohrádky a měšťanské domy.</text:p>
      <text:p text:style-name="P264">Celé umění se vracelo k antice a tak svoje využití našlo sloupořadí, arkády a arkýře. Architekti renesance kladli důraz na vytvoření opticky vzdušného vnitřního prostoru prostřednictvím kupolí a složitých kleneb. Stavby užívaly základních geometrických tvarů – koule a krychle (obdélníková okna a kupole) a byly nově zdobeny omítkou a štukou. Vznikl nový druh fasádové ozdoby s názvem sgrafito a používaly se také fresky.</text:p>
      <text:p text:style-name="P265"/>
      <text:p text:style-name="P266">Barokní architektura</text:p>
      <text:p text:style-name="P267">Baroko trvalo od 16. do 18. století a vzniklo<text:s/>v Itálii. Baroko má původ slova v portugalském ‚pérola barroca‘, čímž byly označovány velké perly nepravidelných tvarů.</text:p>
      <text:p text:style-name="P268">Vzniká v době, nepokojů v katolické církvi. Ta soupeří s protestanty. Roku 1540 vzniká Tovaryšstvo Ježíšovo – známí jako jezuité. Jezuité přinesli s sebou vzdělání, ale znovu byl zprovozněn nejtemnější úřad církve = inkvizice. Faktem je, že se církev začala chovat tržně a došlo jí, že s protestanty se nemůže rovnat po stránce racionální, a tak<text:s/><text:soft-page-break/>obratně zaútočila na stránku citovou. =&gt; Dala<text:s/>tak vzniknout baroku jako takovému.</text:p>
      <text:p text:style-name="P269">V době baroka se také odehrála třicetiletá válka. Bylo to období plné nejistot, období s pocity marnosti, pomíjivosti pozemského světa.<text:span text:style-name="T270"><text:line-break/></text:span>Baroko bylo neobyčejným, propracovaným a osobitým stylem. Je to sloh, který se navrací k bohu. Kostely měly působit jako obraz nebe přenesený na zem, paláce a zámky reprezentovaly bohatství a moc. Hojně se používalo zlato, drahá dřeva a barevné mramory.</text:p>
      <text:p text:style-name="P271">Převládala zde zejména církevní architektura a architektura panských sídel. Stavby měly působit na city člověka, měla způsobit napětí a mystické opojení.</text:p>
      <text:p text:style-name="P272">Baroko se vyznačuje bohatou výzdobou, pestrobarevností, freskami, sochami, křivkami a osovou souměrností. Objevovaly se také vysoké kupole. Součástí často byla nádvoří se schodištěm</text:p>
      <text:p text:style-name="P273"/>
      <text:p text:style-name="P274">Klasicismus a empír</text:p>
      <text:p text:style-name="P275">Klasicismus a empír vznikl koncem 18. století a pokračoval ve století devatenáctém.</text:p>
      <text:p text:style-name="P276">Bylo to období velkých změn jak v politickém, tak sociálním uspořádání. Je to období Velké francouzské revoluce a osvícenství. Racionalismus nabourává víru v boha a tím boří dosavadní společenské zřízení. Umělec se stává nezávislým. Klasicismus a empír reagovaly na politické úspěchy vlády Napoleona Bonaparta a na osvícenství. Vracely se k antické jednoduchosti, umění bylo podřízeno dobovým estetickým požadavkům. Bylo oslavou hrdinů a hrdinských činů.</text:p>
      <text:p text:style-name="P277">Umělci klasicismu viděli svůj naprostý ideál v antice a v oživení antické krásy v poctě novému impériu. Přímým podnětem pro inspiraci klasicismu v antice bylo objevení trosek Herkulanea v roce 1709 a vykopávky v Pompejích v roce 1748, které přinesly překvapivá zjištění o životě a umění antiky a vrhaly nové světlo na antické památky.</text:p>
      <text:p text:style-name="P278">Znaky jsou trojúhelníkové štíty, sloupy, rovné linie, medailony s reliéfními profily imperátorů a ornamenty.</text:p>
      <text:p text:style-name="P279">Klasicismus znamená používání motivů inspirovaných z tzv. klasického umění (antického Říma a Řecka) a více vnějškově připomíná baroko. Fasády se zplošťují, je zde vidět geometričnost, trojúhelníkový štít používání korintského sloupu. Často se objevují medailony s reliéfními profily<text:s/>tzv. římských imperátorů (římských císařů).</text:p>
      <text:p text:style-name="P280">Empír je jinak nazýván císařský sloh a má původ ve francouzském slově empire (impérium). Vychází výlučně ze studia antických slohů, je strohý, jednoduchý a přijímá dórský řád. Z litiny jsou odlévány fiály staveb, zábradlí či oplocení. Časté je použití štítů. Klenby jsou většinou velmi ploché.</text:p>
      <text:p text:style-name="P281"/>
      <text:p text:style-name="P282">Romantismus</text:p>
      <text:p text:style-name="P283">Vznikl počátkem 19. století v Anglii. Označuje filozofický a umělecký směr, který vyjadřuje cit, individualitu a duši. Vznikl jako reakce na osvícenství, oproti<text:s/>němuž je znatelná touha po prožitku a proti známým věcem.</text:p>
      <text:p text:style-name="P284">Romantismus nevytvořil vlastní svéráznou architekturu, jedná se spíše o přestavby starších renesančních a gotických staveb, a to zámků a zřícenin. Vzniká zde novogotická či novorenesanční architektura.</text:p>
      <text:p text:style-name="P285">Typickými znaky jsou válcovité věže a cimbuří. Byl zde důraz na přirozenost a soulad krajiny se sochami, altány, rozhlednami a exotickými architektonickými prvky (tzv. přírodní park).</text:p>
      <text:p text:style-name="P286"/>
      <text:p text:style-name="P287">Secese</text:p>
      <text:p text:style-name="P288">Secese vzniká na přelomu 19. a 20. století. Pochází z latinského slova secessio (odštěpení), které je vnímáno jako odštěpení od starých, konzervativních a historizujících tradic. Usiluje o netradičnost. Hlavními znaky jsou ornamentálnost, plošnost, neobyčejné barvy a estetické využití různých materiálů.</text:p>
      <text:p text:style-name="P289">Do architektury pronikají materiály jako železo, ocel, beton a sklo. Hlavními znaky jsou linie a křivka, rostlinný ornament, dekorativnost, prostornost a průhlednost.</text:p>
      <text:p text:style-name="P290"/>
      <text:list text:style-name="WWNum9" text:continue-numbering="true">
        <text:list-item>
          <text:list>
            <text:list-item>
              <text:p text:style-name="P291">Prvky architektury</text:p>
            </text:list-item>
          </text:list>
        </text:list-item>
      </text:list>
      <text:p text:style-name="P292">Učitel rozdá každému z žáků pracovní list. Žáci se mohou rozdělit do skupinek<text:s/>a snaží se přiřadit významné historické události k architektonickým stylům. Na práci mají cca 5 minut, poté probíhá kontrola a společná diskuze. Třída se zamýšlí nad dalšími historickými událostmi, které se v dané době staly a mohou se se zamyslet, proč architektonické styly vypadají tak, jak vypadají (každý styl je něčím typický a něco odráží).</text:p>
      <text:p text:style-name="P293"/>
      <text:p text:style-name="P294"/>
      <text:p text:style-name="P295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Potřeby:</text:p>
          </table:table-cell>
          <table:table-cell table:style-name="TableCell302">
            <text:p text:style-name="P303">Příloha č. 3 – Pracovní list Architektura a významné události, psací potřeby</text:p>
          </table:table-cell>
        </table:table-row>
        <table:table-row table:style-name="TableRow304">
          <table:table-cell table:style-name="TableCell305">
            <text:p text:style-name="P306">Čas:</text:p>
          </table:table-cell>
          <table:table-cell table:style-name="TableCell307">
            <text:p text:style-name="P308">15 minut</text:p>
          </table:table-cell>
        </table:table-row>
        <table:table-row table:style-name="TableRow309">
          <table:table-cell table:style-name="TableCell310">
            <text:p text:style-name="P311">Tipy pro realizátora:</text:p>
          </table:table-cell>
          <table:table-cell table:style-name="TableCell312">
            <text:p text:style-name="P313"/>
          </table:table-cell>
        </table:table-row>
        <text:soft-page-break/>
        <table:table-row table:style-name="TableRow314">
          <table:table-cell table:style-name="TableCell315">
            <text:p text:style-name="P316"><text:span text:style-name="T317">Poznámky:</text:span></text:p>
          </table:table-cell>
          <table:table-cell table:style-name="TableCell318">
            <text:p text:style-name="P319">Nezapadá do programu</text:p>
          </table:table-cell>
        </table:table-row>
      </table:table>
      <text:p text:style-name="P320"/>
      <text:list text:style-name="WWNum5" text:continue-numbering="true">
        <text:list-item>
          <text:p text:style-name="P321">Moderní architektura</text:p>
        </text:list-item>
      </text:list>
      <text:p text:style-name="P322">3.1. Prezentace</text:p>
      <text:p text:style-name="P323">Na začátku prezentace se učitel zeptá žáků „Jaké jsou podle Vás požadavky na moderní umění? Nechá pár žáků uvézt některé příklady. Poté učitel začne přednášet prezentaci.</text:p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Potřeby:</text:p>
          </table:table-cell>
          <table:table-cell table:style-name="TableCell330">
            <text:p text:style-name="P331">Prezentace</text:p>
          </table:table-cell>
        </table:table-row>
        <table:table-row table:style-name="TableRow332">
          <table:table-cell table:style-name="TableCell333">
            <text:p text:style-name="P334">Čas:</text:p>
          </table:table-cell>
          <table:table-cell table:style-name="TableCell335">
            <text:p text:style-name="P336">5 minut</text:p>
          </table:table-cell>
        </table:table-row>
        <table:table-row table:style-name="TableRow337">
          <table:table-cell table:style-name="TableCell338">
            <text:p text:style-name="P339">Tipy pro<text:s/>realizátora:</text:p>
          </table:table-cell>
          <table:table-cell table:style-name="TableCell340">
            <text:p text:style-name="P341">Provést diskuzi, prezentací se pouze zkontrolovat</text:p>
          </table:table-cell>
        </table:table-row>
        <table:table-row table:style-name="TableRow342">
          <table:table-cell table:style-name="TableCell343">
            <text:p text:style-name="P344"><text:span text:style-name="T345">Poznámky:</text:span></text:p>
          </table:table-cell>
          <table:table-cell table:style-name="TableCell346">
            <text:p text:style-name="P347"/>
          </table:table-cell>
        </table:table-row>
      </table:table>
      <text:p text:style-name="P348"/>
      <text:p text:style-name="P349">Moderní architektura</text:p>
      <text:p text:style-name="P350">Moderní architektura je uměním 20. století. <text:s/>V této době vznikají nové nároky na bydlení a na prostor ve městech (výškové budovy). Využívají se nové stavební<text:s/>materiály (beton, kov, sklo,…).</text:p>
      <text:p text:style-name="P351">Důležitá je praktická stránka budovy, dochází k očištění stavby od zdobnosti a dekorativnosti. Základem jsou linie a geometrické tvary.</text:p>
      <text:p text:style-name="P352"><text:tab/></text:p>
      <text:p text:style-name="P353">Kubismus</text:p>
      <text:p text:style-name="P354">Kubismus je pojmenován po latinském výrazu „cubus“ (krychle). Vychází z myšlenky, že základním tělesným tvarem je krychle. Vyvíjel se zejména v letech 1910 – 1920. <text:s/>Rozvíjel se zejména v Čechách. Důležitým představitelem je Josef Gočár.</text:p>
      <text:p text:style-name="P355">Na kubismus navazuje rondokubismus (rond – obkrouhlý). Ke kubismu se přidávají motivy obloučků a<text:s/>půlkruhů.</text:p>
      <text:p text:style-name="P356"/>
      <text:p text:style-name="P357"/>
      <text:p text:style-name="P358">Funkcionalismus</text:p>
      <text:p text:style-name="P359">Funkcionalismus se začíná rozvíjet ve 20. letech 20. století. Zvýrazňuje funkci objektů na úkor konstrukce. Budovaly se střešní zahrady na plochých střechách, terasy, točitá schodiště, dlouhá okna, stěny jsou hladké a nezdobné.<text:s/>Používá se hlavně železo, beton a sklo.</text:p>
      <text:p text:style-name="P360"/>
      <text:p text:style-name="P361">Současná architektura</text:p>
      <text:p text:style-name="P362">V současné době kolem sebe můžeme vidět rozličné druhy staveb z různých materiálů a různých funkcí. Vedle sebe vyrůstají jak velká modernizovaná města s výškovými<text:s/><text:soft-page-break/>budovami, tak<text:s/>nízkoenergetické pasivní domy, jejímž cílem je využívání obnovitelných zdrojů.</text:p>
      <text:p text:style-name="P363"/>
      <text:p text:style-name="P364">3.2 Budoucnost</text:p>
      <text:p text:style-name="P365">Učitel zadá žákům otázku: „Na závěr se podíváme na to, jak bude podle Vás vypadat architektura budoucnosti. Pokuste se nakreslit nějaké budovy podle vašich představ.“ Učitel nechá žákům prostor pro kresbu a poté si práce předvedou a zároveň probíhá diskuze nad jednotlivými nápady.</text:p>
      <text:p text:style-name="P366"/>
      <table:table table:style-name="Table367">
        <table:table-columns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Potřeby:</text:p>
          </table:table-cell>
          <table:table-cell table:style-name="TableCell373">
            <text:p text:style-name="P374">Papír, tužka, pastelky</text:p>
          </table:table-cell>
        </table:table-row>
        <table:table-row table:style-name="TableRow375">
          <table:table-cell table:style-name="TableCell376">
            <text:p text:style-name="P377">Čas:</text:p>
          </table:table-cell>
          <table:table-cell table:style-name="TableCell378">
            <text:p text:style-name="P379">15 minut</text:p>
          </table:table-cell>
        </table:table-row>
        <table:table-row table:style-name="TableRow380">
          <table:table-cell table:style-name="TableCell381">
            <text:p text:style-name="P382">Tipy realizátora:</text:p>
          </table:table-cell>
          <table:table-cell table:style-name="TableCell383">
            <text:p text:style-name="P384">Můžeme se pokusit dojít ke společnému pomyslnému obrazu budoucnosti</text:p>
          </table:table-cell>
        </table:table-row>
        <table:table-row table:style-name="TableRow385">
          <table:table-cell table:style-name="TableCell386">
            <text:p text:style-name="P387"><text:span text:style-name="T388">Poznámky:</text:span></text:p>
          </table:table-cell>
          <table:table-cell table:style-name="TableCell389">
            <text:p text:style-name="P390"/>
          </table:table-cell>
        </table:table-row>
      </table:table>
      <text:p text:style-name="P391"/>
      <text:p text:style-name="P392">Možnosti další práce s tématem</text:p>
      <text:p text:style-name="P393">Dále je možné a toto téma uspořádat exkurzi po městě, kde se žáci učí, nebo je doporučeno hlavní město Praha, které je naším významným historickým městem a nachází se tam mnoho historických budov v souvislosti s historickými událostmi. <text:s/></text:p>
      <text:p text:style-name="P394">Dalším typem jsou dokumenty:</text:p>
      <text:list text:style-name="WWNum15">
        <text:list-item>
          <text:p text:style-name="P395">Cyklus dokumentů: Tajemství 2. Světové války</text:p>
        </text:list-item>
        <text:list-item>
          <text:p text:style-name="P396">Architektura za socialismu dokument z archivu ČT</text:p>
        </text:list-item>
        <text:list-item>
          <text:p text:style-name="P397">Dějiny udatného českého národa: Hrady, Renesance, Třicetiletá válka, Barokní umění, Marie Terezie, …</text:p>
        </text:list-item>
      </text:list>
      <text:p text:style-name="P398">Použitá literatura</text:p>
      <text:list text:style-name="WWNum21">
        <text:list-item>
          <text:p text:style-name="P399">POPELKA, M., VÁLKOVÁ, V., 2009<text:span text:style-name="T400">. Dějepis 1 pro gymnázia a střední školy – Pravěk a starověk.</text:span><text:s/>1. vyd. Praha: SPN. ISBN 978-80-7235-410-8</text:p>
        </text:list-item>
        <text:list-item>
          <text:p text:style-name="P401">ČORNEJ, P., 2001.<text:s/><text:span text:style-name="T402">Dějepis 2 pro gymnázia a střední školy – Středověk a raný novověk</text:span>. 1. vyd. Praha: SPN.<text:s/>ISBN 80-7235-152-4</text:p>
        </text:list-item>
        <text:list-item>
          <text:p text:style-name="P403">HLAVAČKA, M., 2001.<text:s/><text:span text:style-name="T404">Dějepis 3 pro gymnázia a střední školy - Novověk.</text:span><text:s/>1. vyd. Praha: SPN. ISBN 80-7235-172-9</text:p>
        </text:list-item>
        <text:list-item>
          <text:p text:style-name="P405">KUKLÍK, J., 2002.<text:s/><text:span text:style-name="T406">Dějepis 4 pro gymnázia a střední školy – Nejnovější dějiny.</text:span><text:s/>1. vyd. Praha: SPN. ISBN 80-7235-175-3</text:p>
        </text:list-item>
        <text:list-item>
          <text:p text:style-name="P407"><text:span text:style-name="T408">Artmuseum</text:span><text:s/>[online]. [vid. 15. 12. 2014]. Dostupné z: http://www.artmuseum.cz/</text:p>
        </text:list-item>
        <text:list-item>
          <text:p text:style-name="P409"><text:span text:style-name="T410">Metodický portál RVP: Metodický portál inspirace a zkušenosti učitelů [online].<text:s/></text:span>[vid. 15. 12. 2014]. ISSN 1802-4785. Dostupné z: http://rvp.cz/</text:p>
        </text:list-item>
      </text:list>
      <text:p text:style-name="P411"/>
      <text:p text:style-name="P412">Přílohy:</text:p>
      <text:p text:style-name="P413">Příloha č. 1 – Prezentace</text:p>
      <text:p text:style-name="P414">Příloha č. 2 – Pracovní list Architektonické styly</text:p>
      <text:p text:style-name="P415">Příloha č. 3 – Pracovní list Architektura a významné události</text:p>
      <text:p text:style-name="P416"/>
      <text:p text:style-name="P417">Autoři:</text:p>
      <text:p text:style-name="P418">Veronika Málková, Kristina Holcová</text:p>
      <text:p text:style-name="P419"/>
      <text:p text:style-name="P420">Materiál vznikl za podpory projektu Architekti ve škole v zastoupení Ing. arch. Kristýny Staré a Nadace české architektury jako součást dlouhodobého projektu „Architektura ve vzdělávání“ iniciativy Architekti ve škole.</text:p>
      <text:p text:style-name="P421">Editace: Mgr. Zuzana Pechová, Ph.D., Ing. arch. Kristýna Stará</text:p>
      <text:p text:style-name="P422"><text:span text:style-name="T423">Dílo</text:span><text:span text:style-name="T424"><text:s/>podléhá licenci </text:span><text:a xlink:href="http://creativecommons.org/licenses/by-nc-sa/4.0/" office:target-frame-name="_top" xlink:show="replace"><text:span text:style-name="T425">Creative Commons Uveďte původ-Neužívejte dílo komerčně-Zachovejte licenci 4.0 Mezinárodní</text:span></text:a><text:span text:style-name="T426">.</text:span><text:span text:style-name="T427"><text:line-break/></text:span><text:span text:style-name="T428">Práva nad rámec této licence jsou popsána zde: </text:span><text:a xlink:href="http://www.architektiveskole.cz/" office:target-frame-name="_top" xlink:show="replace"><text:span text:style-name="T429">http://www.architektiveskole.cz/</text:span></text:a><text:span text:style-name="T430">.</text:span></text:p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ushGreenLTTitel" style:display-name="LushGreen~LT~Titel" style:family="paragraph">
      <style:paragraph-properties fo:widows="2" fo:orphans="2" fo:text-align="center"/>
      <style:text-properties style:font-name="Lohit Hindi" style:font-name-asian="Lohit Hindi" style:font-name-complex="Lohit Hindi" fo:color="#FFFFFF" fo:font-size="44pt" style:font-size-asian="44pt" style:font-size-complex="44pt"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ilné" style:display-name="Silné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ListLabel4" style:display-name="ListLabel 4" style:family="text">
      <style:text-properties style:font-name-complex="Courier New"/>
    </style:style>
    <style:style style:name="ListLabel3" style:display-name="ListLabel 3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808080" fo:background-color="#E6E6E6"/>
    </style:style>
    <style:style style:name="standard0" style:display-name="standard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cs" fo:country="CZ" style:language-asian="cs" style:country-asian="CZ" style:language-complex="ar" style:country-complex="SA" fo:hyphenate="true"/>
    </style:style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cs" fo:country="CZ" style:language-asian="cs" style:country-asian="CZ" style:language-complex="ar" style:country-complex="SA" fo:hyphenate="tru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4" style:display-name="WWNum14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6" style:display-name="WWNum16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7" style:display-name="WWNum17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0" style:display-name="WWNum20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8" style:display-name="WWNum18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 fo:font-weight="bold" style:font-weight-asian="bold" fo:font-size="14pt" style:font-size-asian="14pt"/>
    </style:style>
    <text:list-style style:name="WWNum5" style:display-name="WWNum5">
      <text:list-level-style-number text:level="1" text:style-name="WW_CharLFO6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7LVL1" style:family="text">
      <style:text-properties style:font-name="Times New Roman" fo:font-weight="bold" style:font-weight-asian="bold" fo:font-size="14pt" style:font-size-asian="14pt"/>
    </style:style>
    <style:style style:name="WW_CharLFO7LVL2" style:family="text">
      <style:text-properties style:font-name="Times New Roman" fo:font-weight="bold" style:font-weight-asian="bold" fo:font-size="14pt" style:font-size-asian="14pt"/>
    </style:style>
    <style:style style:name="WW_CharLFO7LVL3" style:family="text">
      <style:text-properties style:font-name="Times New Roman" fo:font-weight="bold" style:font-weight-asian="bold" fo:font-size="14pt" style:font-size-asian="14pt"/>
    </style:style>
    <style:style style:name="WW_CharLFO7LVL4" style:family="text">
      <style:text-properties style:font-name="Times New Roman" fo:font-weight="bold" style:font-weight-asian="bold" fo:font-size="14pt" style:font-size-asian="14pt"/>
    </style:style>
    <style:style style:name="WW_CharLFO7LVL5" style:family="text">
      <style:text-properties style:font-name="Times New Roman" fo:font-weight="bold" style:font-weight-asian="bold" fo:font-size="14pt" style:font-size-asian="14pt"/>
    </style:style>
    <style:style style:name="WW_CharLFO7LVL6" style:family="text">
      <style:text-properties style:font-name="Times New Roman" fo:font-weight="bold" style:font-weight-asian="bold" fo:font-size="14pt" style:font-size-asian="14pt"/>
    </style:style>
    <style:style style:name="WW_CharLFO7LVL7" style:family="text">
      <style:text-properties style:font-name="Times New Roman" fo:font-weight="bold" style:font-weight-asian="bold" fo:font-size="14pt" style:font-size-asian="14pt"/>
    </style:style>
    <style:style style:name="WW_CharLFO7LVL8" style:family="text">
      <style:text-properties style:font-name="Times New Roman" fo:font-weight="bold" style:font-weight-asian="bold" fo:font-size="14pt" style:font-size-asian="14pt"/>
    </style:style>
    <style:style style:name="WW_CharLFO7LVL9" style:family="text">
      <style:text-properties style:font-name="Times New Roman" fo:font-weight="bold" style:font-weight-asian="bold" fo:font-size="14pt" style:font-size-asian="14pt"/>
    </style:style>
    <text:list-style style:name="WWNum11" style:display-name="WWNum11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text:style-name="WW_CharLFO7LVL5" style:num-suffix=".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text:style-name="WW_CharLFO7LVL6" style:num-suffix=".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text:style-name="WW_CharLFO7LVL8" style:num-suffix=".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text:style-name="WW_CharLFO7LVL9" style:num-suffix=".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style:style style:name="WW_CharLFO8LVL1" style:family="text">
      <style:text-properties style:font-name="Times New Roman" fo:font-weight="bold" style:font-weight-asian="bold" fo:font-size="14pt" style:font-size-asian="14pt"/>
    </style:style>
    <style:style style:name="WW_CharLFO8LVL2" style:family="text">
      <style:text-properties style:font-name="Times New Roman" fo:font-weight="bold" style:font-weight-asian="bold" fo:font-size="14pt" style:font-size-asian="14pt"/>
    </style:style>
    <style:style style:name="WW_CharLFO8LVL3" style:family="text">
      <style:text-properties style:font-name="Times New Roman" fo:font-weight="bold" style:font-weight-asian="bold" fo:font-size="14pt" style:font-size-asian="14pt"/>
    </style:style>
    <style:style style:name="WW_CharLFO8LVL4" style:family="text">
      <style:text-properties style:font-name="Times New Roman" fo:font-weight="bold" style:font-weight-asian="bold" fo:font-size="14pt" style:font-size-asian="14pt"/>
    </style:style>
    <style:style style:name="WW_CharLFO8LVL5" style:family="text">
      <style:text-properties style:font-name="Times New Roman" fo:font-weight="bold" style:font-weight-asian="bold" fo:font-size="14pt" style:font-size-asian="14pt"/>
    </style:style>
    <style:style style:name="WW_CharLFO8LVL6" style:family="text">
      <style:text-properties style:font-name="Times New Roman" fo:font-weight="bold" style:font-weight-asian="bold" fo:font-size="14pt" style:font-size-asian="14pt"/>
    </style:style>
    <style:style style:name="WW_CharLFO8LVL7" style:family="text">
      <style:text-properties style:font-name="Times New Roman" fo:font-weight="bold" style:font-weight-asian="bold" fo:font-size="14pt" style:font-size-asian="14pt"/>
    </style:style>
    <style:style style:name="WW_CharLFO8LVL8" style:family="text">
      <style:text-properties style:font-name="Times New Roman" fo:font-weight="bold" style:font-weight-asian="bold" fo:font-size="14pt" style:font-size-asian="14pt"/>
    </style:style>
    <style:style style:name="WW_CharLFO8LVL9" style:family="text">
      <style:text-properties style:font-name="Times New Roman" fo:font-weight="bold" style:font-weight-asian="bold" fo:font-size="14pt" style:font-size-asian="14pt"/>
    </style:style>
    <text:list-style style:name="WWNum12" style:display-name="WWNum12">
      <text:list-level-style-number text:level="1" text:style-name="WW_CharLFO8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8LVL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text:style-name="WW_CharLFO8LVL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text:style-name="WW_CharLFO8LVL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text:style-name="WW_CharLFO8LVL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text:style-name="WW_CharLFO8LVL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text:style-name="WW_CharLFO8LVL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style:style style:name="WW_CharLFO9LVL1" style:family="text">
      <style:text-properties style:font-name="Times New Roman" fo:font-weight="bold" style:font-weight-asian="bold" fo:font-size="14pt" style:font-size-asian="14pt"/>
    </style:style>
    <style:style style:name="WW_CharLFO9LVL2" style:family="text">
      <style:text-properties style:font-name="Times New Roman" fo:font-weight="bold" style:font-weight-asian="bold" fo:font-size="14pt" style:font-size-asian="14pt"/>
    </style:style>
    <style:style style:name="WW_CharLFO9LVL3" style:family="text">
      <style:text-properties style:font-name="Times New Roman" fo:font-weight="bold" style:font-weight-asian="bold" fo:font-size="14pt" style:font-size-asian="14pt"/>
    </style:style>
    <style:style style:name="WW_CharLFO9LVL4" style:family="text">
      <style:text-properties style:font-name="Times New Roman" fo:font-weight="bold" style:font-weight-asian="bold" fo:font-size="14pt" style:font-size-asian="14pt"/>
    </style:style>
    <style:style style:name="WW_CharLFO9LVL5" style:family="text">
      <style:text-properties style:font-name="Times New Roman" fo:font-weight="bold" style:font-weight-asian="bold" fo:font-size="14pt" style:font-size-asian="14pt"/>
    </style:style>
    <style:style style:name="WW_CharLFO9LVL6" style:family="text">
      <style:text-properties style:font-name="Times New Roman" fo:font-weight="bold" style:font-weight-asian="bold" fo:font-size="14pt" style:font-size-asian="14pt"/>
    </style:style>
    <style:style style:name="WW_CharLFO9LVL7" style:family="text">
      <style:text-properties style:font-name="Times New Roman" fo:font-weight="bold" style:font-weight-asian="bold" fo:font-size="14pt" style:font-size-asian="14pt"/>
    </style:style>
    <style:style style:name="WW_CharLFO9LVL8" style:family="text">
      <style:text-properties style:font-name="Times New Roman" fo:font-weight="bold" style:font-weight-asian="bold" fo:font-size="14pt" style:font-size-asian="14pt"/>
    </style:style>
    <style:style style:name="WW_CharLFO9LVL9" style:family="text">
      <style:text-properties style:font-name="Times New Roman" fo:font-weight="bold" style:font-weight-asian="bold" fo:font-size="14pt" style:font-size-asian="14pt"/>
    </style:style>
    <text:list-style style:name="WWNum9" style:display-name="WWNum9">
      <text:list-level-style-number text:level="1" text:style-name="WW_CharLFO9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9LVL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text:style-name="WW_CharLFO9LVL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text:style-name="WW_CharLFO9LVL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text:style-name="WW_CharLFO9LVL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text:style-name="WW_CharLFO9LVL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5" style:display-name="WWNum15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21" style:display-name="WWNum2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 Sta</dc:creator>
    <meta:creation-date>2009-04-16T11:32:00Z</meta:creation-date>
    <dc:date>2017-12-23T14:19:00Z</dc:date>
    <meta:template xlink:href="Normal.dotm" xlink:type="simple"/>
    <meta:editing-cycles>10</meta:editing-cycles>
    <meta:editing-duration>PT4380S</meta:editing-duration>
    <meta:user-defined meta:name="Info 1"/>
    <meta:user-defined meta:name="Info 2"/>
    <meta:user-defined meta:name="Info 3"/>
    <meta:user-defined meta:name="Info 4"/>
    <meta:document-statistic meta:page-count="14" meta:paragraph-count="52" meta:word-count="3836" meta:character-count="26422" meta:row-count="188" meta:non-whitespace-character-count="22638"/>
  </office:meta>
</office:document-meta>
</file>